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 PL KaitiM GB" svg:font-family="'AR PL KaitiM GB'" style:font-family-generic="system" style:font-pitch="variable"/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Bold Oblique" style:font-family-generic="swiss" style:font-pitch="variable"/>
    <style:font-face style:name="Bitstream Vera Sans2" svg:font-family="'Bitstream Vera Sans'" style:font-adornments="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4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family-generic="roman" style:font-pitch="variable"/>
    <style:font-face style:name="Lucida Sans2" svg:font-family="'Lucida Sans'" style:font-family-generic="system" style:font-pitch="variable"/>
    <style:font-face style:name="MS Mincho" svg:font-family="'MS Mincho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pitch="variable" style:font-charset="x-symbol"/>
    <style:font-face style:name="OpenSymbol1" svg:font-family="OpenSymbol" style:font-adornments="Regular" style:font-pitch="variable" style:font-charset="x-symbol"/>
    <style:font-face style:name="SimSun" svg:font-family="SimSun" style:font-pitch="variable"/>
    <style:font-face style:name="SimSun1" svg:font-family="SimSun" style:font-family-generic="roman" style:font-pitch="variable"/>
    <style:font-face style:name="SimSun2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Italique" style:font-family-generic="roman" style:font-pitch="variable"/>
    <style:font-face style:name="Times New Roman4" svg:font-family="'Times New Roman'" style:font-adornments="Normal" style:font-family-generic="roman" style:font-pitch="variable"/>
    <style:font-face style:name="Times New Roman5" svg:font-family="'Times New Roman'" style:font-adornments="Regular" style:font-family-generic="roman" style:font-pitch="variable"/>
  </office:font-face-decls>
  <office:automatic-styles>
    <style:style style:name="Table1" style:family="table">
      <style:table-properties style:width="9.994cm" fo:margin-left="0cm" fo:margin-top="0.101cm" fo:margin-bottom="0cm" table:align="left" fo:background-color="transparent">
        <style:background-image/>
      </style:table-properties>
    </style:style>
    <style:style style:name="Table1.A" style:family="table-column">
      <style:table-column-properties style:column-width="1.923cm"/>
    </style:style>
    <style:style style:name="Table1.D" style:family="table-column">
      <style:table-column-properties style:column-width="4.226cm"/>
    </style:style>
    <style:style style:name="Table1.1" style:family="table-row">
      <style:table-row-properties style:min-row-height="1cm" fo:background-color="transparent">
        <style:background-image/>
      </style:table-row-properties>
    </style:style>
    <style:style style:name="Table1.A1" style:family="table-cell">
      <style:table-cell-properties style:vertical-align="middle" fo:background-color="#a9ce7b" fo:padding="0cm" fo:border-left="0.5pt solid #000000" fo:border-right="none" fo:border-top="0.5pt solid #000000" fo:border-bottom="0.5pt solid #000000">
        <style:background-image/>
      </style:table-cell-properties>
    </style:style>
    <style:style style:name="Table1.D1" style:family="table-cell">
      <style:table-cell-properties style:vertical-align="middle" fo:background-color="#a9ce7b" fo:padding="0cm" fo:border="0.5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1.B2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1.C2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1.D2" style:family="table-cell">
      <style:table-cell-properties style:vertical-align="bottom" fo:padding="0cm" fo:border-left="0.5pt solid #000000" fo:border-right="0.5pt solid #000000" fo:border-top="none" fo:border-bottom="0.5pt solid #000000"/>
    </style:style>
    <style:style style:name="Table1.B3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1.C3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1.D3" style:family="table-cell">
      <style:table-cell-properties style:vertical-align="bottom" fo:padding="0cm" fo:border-left="0.5pt solid #000000" fo:border-right="0.5pt solid #000000" fo:border-top="none" fo:border-bottom="0.5pt solid #000000"/>
    </style:style>
    <style:style style:name="Table1.B4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1.C4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1.D4" style:family="table-cell">
      <style:table-cell-properties style:vertical-align="bottom" fo:padding="0cm" fo:border-left="0.5pt solid #000000" fo:border-right="0.5pt solid #000000" fo:border-top="none" fo:border-bottom="0.5pt solid #000000"/>
    </style:style>
    <style:style style:name="Table1.B5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1.C5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1.D5" style:family="table-cell">
      <style:table-cell-properties style:vertical-align="bottom" fo:padding="0cm" fo:border-left="0.5pt solid #000000" fo:border-right="0.5pt solid #000000" fo:border-top="none" fo:border-bottom="0.5pt solid #000000"/>
    </style:style>
    <style:style style:name="Table1.B6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1.C6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1.D6" style:family="table-cell">
      <style:table-cell-properties style:vertical-align="bottom" fo:padding="0cm" fo:border-left="0.5pt solid #000000" fo:border-right="0.5pt solid #000000" fo:border-top="none" fo:border-bottom="0.5pt solid #000000"/>
    </style:style>
    <style:style style:name="Table1.B7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1.C7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1.D7" style:family="table-cell">
      <style:table-cell-properties style:vertical-align="bottom" fo:padding="0cm" fo:border-left="0.5pt solid #000000" fo:border-right="0.5pt solid #000000" fo:border-top="none" fo:border-bottom="0.5pt solid #000000"/>
    </style:style>
    <style:style style:name="P1" style:family="paragraph" style:parent-style-name="_5f_Paragraphe_20_livret_20_">
      <style:paragraph-properties fo:text-align="center" style:justify-single-word="false"/>
    </style:style>
    <style:style style:name="P2" style:family="paragraph" style:parent-style-name="_5f_Header_20_page_20_paire_20__28_G_29_">
      <style:text-properties fo:font-variant="small-caps" fo:color="#2a6099" loext:opacity="100%" style:font-name="Bitstream Vera Sans1" fo:font-size="16pt" fo:font-style="normal" fo:text-shadow="none" fo:font-weight="bold" officeooo:rsid="01f05ba6" officeooo:paragraph-rsid="02fa05b4"/>
    </style:style>
    <style:style style:name="P3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4" style:family="paragraph" style:parent-style-name="FILET_5f_POINTILLES">
      <style:text-properties officeooo:paragraph-rsid="0251f225"/>
    </style:style>
    <style:style style:name="P5" style:family="paragraph" style:parent-style-name="FILET_5f_POINTILLES">
      <style:text-properties officeooo:rsid="02552a41" officeooo:paragraph-rsid="02ca098e"/>
    </style:style>
    <style:style style:name="P6" style:family="paragraph" style:parent-style-name="FILET_5f_POINTILLES">
      <style:text-properties officeooo:rsid="02552a41" officeooo:paragraph-rsid="02ef8696"/>
    </style:style>
    <style:style style:name="P7" style:family="paragraph" style:parent-style-name="FILET_5f_POINTILLES">
      <style:text-properties officeooo:paragraph-rsid="02ef8696"/>
    </style:style>
    <style:style style:name="P8" style:family="paragraph" style:parent-style-name="_5f_Paragraphe_20_livret_20_">
      <style:text-properties officeooo:rsid="02ca098e" officeooo:paragraph-rsid="02ca098e"/>
    </style:style>
    <style:style style:name="P9" style:family="paragraph" style:parent-style-name="_5f_Paragraphe_20_livret_20_">
      <style:text-properties officeooo:paragraph-rsid="02d9fb26"/>
    </style:style>
    <style:style style:name="P10" style:family="paragraph" style:parent-style-name="_5f_Paragraphe_20_livret_20_">
      <style:paragraph-properties fo:text-align="center" style:justify-single-word="false"/>
      <style:text-properties fo:font-size="10pt" style:font-size-asian="10pt" style:font-size-complex="10pt"/>
    </style:style>
    <style:style style:name="P11" style:family="paragraph" style:parent-style-name="FILET_5f_POINTILLES">
      <style:text-properties officeooo:paragraph-rsid="02ef8696"/>
    </style:style>
    <style:style style:name="P12" style:family="paragraph" style:parent-style-name="FILET_5f_POINTILLES">
      <style:paragraph-properties fo:text-align="center" style:justify-single-word="false"/>
      <style:text-properties officeooo:paragraph-rsid="0328d2e4"/>
    </style:style>
    <style:style style:name="P13" style:family="paragraph" style:parent-style-name="Standard" style:list-style-name="_5f_Numérotation_20_des_20_exercices_20_livrets">
      <style:text-properties officeooo:paragraph-rsid="02f824be"/>
    </style:style>
    <style:style style:name="P14" style:family="paragraph" style:parent-style-name="Standard" style:list-style-name="_5f_Numérotation_20_des_20_exercices_20_livrets">
      <style:text-properties officeooo:paragraph-rsid="02d9fb26"/>
    </style:style>
    <style:style style:name="P15" style:family="paragraph" style:parent-style-name="_5f_Consigne_20_d_27_exercice_20_livret" style:list-style-name=""/>
    <style:style style:name="P16" style:family="paragraph" style:parent-style-name="_5f_Footer_20_page_20_paire_20__28_G_29_">
      <style:text-properties officeooo:paragraph-rsid="02cdb06c"/>
    </style:style>
    <style:style style:name="P17" style:family="paragraph" style:parent-style-name="_5f_Footer_20_page_20_paire_20__28_G_29_"/>
    <style:style style:name="P18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4" fo:font-size="11pt" fo:font-style="normal" fo:font-weight="bold" officeooo:rsid="01f05ba6" officeooo:paragraph-rsid="02f108f7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9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4" fo:font-size="11pt" fo:font-style="normal" fo:font-weight="bold" officeooo:rsid="01f06956" officeooo:paragraph-rsid="02f201d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20" style:family="paragraph" style:parent-style-name="_5f_Paragraphe_20_livret_20_" style:list-style-name="_5f_Numérotation_20_des_20_exercices_20_livrets">
      <style:text-properties officeooo:paragraph-rsid="0328d2e4"/>
    </style:style>
    <style:style style:name="P21" style:family="paragraph" style:parent-style-name="_5f_Paragraphe_20_livret_20_" style:list-style-name="_5f_Numérotation_20_des_20_exercices_20_livrets">
      <style:text-properties officeooo:paragraph-rsid="032a37ac"/>
    </style:style>
    <style:style style:name="P22" style:family="paragraph" style:parent-style-name="_5f_Paragraphe_20_livret_20_">
      <style:text-properties officeooo:rsid="026d74db" officeooo:paragraph-rsid="02d9fb26"/>
    </style:style>
    <style:style style:name="P23" style:family="paragraph" style:parent-style-name="_5f_Paragraphe_20_livret_20_">
      <style:paragraph-properties fo:text-align="center" style:justify-single-word="false"/>
      <style:text-properties fo:color="#ffffff" loext:opacity="100%" fo:font-size="9pt" fo:font-style="normal" fo:font-weight="bold" officeooo:rsid="02654ffd" officeooo:paragraph-rsid="0328d2e4" style:font-size-asian="10.5pt" style:font-weight-asian="bold" style:font-weight-complex="bold"/>
    </style:style>
    <style:style style:name="P24" style:family="paragraph" style:parent-style-name="_5f_Paragraphe_20_livret_20_">
      <style:paragraph-properties fo:text-align="center" style:justify-single-word="false"/>
      <style:text-properties officeooo:paragraph-rsid="0328d2e4"/>
    </style:style>
    <style:style style:name="P25" style:family="paragraph" style:parent-style-name="_5f_Paragraphe_20_livret_20_">
      <style:text-properties officeooo:paragraph-rsid="0328d2e4"/>
    </style:style>
    <style:style style:name="P26" style:family="paragraph" style:parent-style-name="_5f_Paragraphe_20_livret_20_">
      <style:text-properties officeooo:paragraph-rsid="032a37ac"/>
    </style:style>
    <style:style style:name="P27" style:family="paragraph" style:parent-style-name="_5f_Paragraphe_20_livret_20_réponse_20_pointillé" style:list-style-name="_5f_Numérotation_20_des_20_exercices_20_livrets">
      <style:text-properties officeooo:paragraph-rsid="032a37ac"/>
    </style:style>
    <style:style style:name="P28" style:family="paragraph" style:parent-style-name="_5f_Titre_20_d_27_exercices_20_livret_20_sans_20_titre_20_avec_20_num_20_exo" style:master-page-name="_5f_Fiche_20_éditeur_20_page_20_paire_20__28_G_29_">
      <style:paragraph-properties style:page-number="auto"/>
    </style:style>
    <style:style style:name="P29" style:family="paragraph" style:parent-style-name="_5f_Titre_20_d_27_exercices_20_livret_20_sans_20_titre_20_avec_20_num_20_exo" style:list-style-name="_5f_Numérotation_20_des_20_exercices_20_livrets" style:master-page-name="_5f_Fiche_20_éditeur_20__28_une_20_colonne_29__20_impaire_20__28_D_29_">
      <style:paragraph-properties style:page-number="auto"/>
    </style:style>
    <style:style style:name="P30" style:family="paragraph" style:parent-style-name="_5f_Titre_20_d_27_exercices_20_livret_20_sans_20_titre_20_avec_20_num_20_exo" style:list-style-name="_5f_Numérotation_20_des_20_exercices_20_livrets">
      <style:text-properties officeooo:paragraph-rsid="0328d2e4"/>
    </style:style>
    <style:style style:name="P31" style:family="paragraph" style:parent-style-name="_5f_Titre_20_d_27_exercices_20_livret_20_sans_20_titre_20_avec_20_num_20_exo" style:list-style-name="_5f_Numérotation_20_des_20_exercices_20_livrets">
      <style:text-properties officeooo:paragraph-rsid="032a37ac"/>
    </style:style>
    <style:style style:name="P32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style:paragraph-properties fo:margin-left="0cm" fo:margin-right="0cm" fo:margin-top="0cm" fo:margin-bottom="0cm" fo:line-height="100%" fo:text-indent="0cm"/>
    </style:style>
    <style:style style:name="P34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Times New Roman3" fo:font-size="12pt" fo:font-style="italic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8pt" style:language-asian="zxx" style:country-asian="none" style:font-style-asian="normal" style:font-weight-asian="normal" style:font-name-complex="Tahoma1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8" style:family="paragraph">
      <loext:graphic-properties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8pt" style:language-asian="zxx" style:country-asian="none" style:font-style-asian="normal" style:font-weight-asian="normal" style:font-name-complex="Tahoma1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9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0" style:family="paragraph">
      <loext:graphic-properties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Bitstream Vera Sans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1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1" style:family="paragraph">
      <loext:graphic-properties draw:fill="solid" draw:fill-color="#a9ce7b" draw:secondary-fill-color="#99ccff" draw:gradient-step-count="0" draw:fill-hatch-solid="false" draw:opacity="5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1" style:font-size-asian="18pt" style:language-asian="zxx" style:country-asian="none" style:font-style-asian="normal" style:font-weight-asian="normal" style:font-name-complex="Tahoma2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2" style:family="paragraph">
      <loext:graphic-properties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Bitstream Vera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1" style:font-size-asian="18pt" style:language-asian="zxx" style:country-asian="none" style:font-style-asian="normal" style:font-weight-asian="normal" style:font-name-complex="Tahoma2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3" style:family="paragraph">
      <loext:graphic-properties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1" style:font-size-asian="18pt" style:language-asian="zxx" style:country-asian="none" style:font-style-asian="normal" style:font-weight-asian="normal" style:font-name-complex="Tahoma2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4" style:family="paragraph">
      <loext:graphic-properties draw:fill="solid" draw:fill-color="#add9e0" draw:secondary-fill-color="#99ccff" draw:gradient-step-count="0" draw:fill-hatch-solid="false" draw:opacity="5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1" style:font-size-asian="18pt" style:language-asian="zxx" style:country-asian="none" style:font-style-asian="normal" style:font-weight-asian="normal" style:font-name-complex="Tahoma2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5" style:family="paragraph">
      <loext:graphic-properties draw:fill="solid" draw:fill-color="#add9e0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loext:graphic-properties draw:fill="solid" draw:fill-color="#daa772" draw:secondary-fill-color="#99ccff" draw:gradient-step-count="0" draw:fill-hatch-solid="false" draw:opacity="5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1" style:font-size-asian="18pt" style:language-asian="zxx" style:country-asian="none" style:font-style-asian="normal" style:font-weight-asian="normal" style:font-name-complex="Tahoma2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loext:graphic-properties draw:fill="solid" draw:fill-color="#a9ce7b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loext:graphic-properties draw:fill="solid" draw:fill-color="#784b04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1" style:family="paragraph">
      <loext:graphic-properties draw:fill="solid" draw:fill-color="#b47804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3" style:family="paragraph">
      <loext:graphic-properties draw:fill-color="#2a6099"/>
      <style:paragraph-properties fo:text-align="center"/>
    </style:style>
    <style:style style:name="P54" style:family="paragraph">
      <style:paragraph-properties fo:text-align="center"/>
    </style:style>
    <style:style style:name="P55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Bitstream Vera Sans" fo:font-size="16pt" fo:font-weight="bold" style:font-size-asian="16pt" style:font-weight-asian="bold" style:font-size-complex="16pt" style:font-weight-complex="bold"/>
    </style:style>
    <style:style style:name="P56" style:family="paragraph">
      <loext:graphic-properties draw:fill="solid" draw:fill-color="#7fb241"/>
    </style:style>
    <style:style style:name="P57" style:family="paragraph">
      <loext:graphic-properties draw:fill="solid" draw:fill-color="#2a6099"/>
    </style:style>
    <style:style style:name="T1" style:family="text">
      <style:text-properties fo:font-variant="normal" fo:text-transform="none" style:use-window-font-color="true" loext:opacity="0%" style:text-position="0% 100%" style:font-name="Bitstream Vera Sans" fo:font-size="9pt" fo:letter-spacing="normal" fo:font-weight="normal" officeooo:rsid="02360026" style:font-size-asian="9pt" style:font-name-complex="Times New Roman2" style:font-size-complex="9pt"/>
    </style:style>
    <style:style style:name="T2" style:family="text">
      <style:text-properties fo:font-variant="normal" fo:text-transform="none" style:use-window-font-color="true" loext:opacity="0%" style:text-position="0% 100%" fo:letter-spacing="normal" fo:font-weight="normal" officeooo:rsid="02ada81e" style:font-size-asian="10pt" style:font-name-complex="Times New Roman2" style:font-size-complex="10pt"/>
    </style:style>
    <style:style style:name="T3" style:family="text">
      <style:text-properties fo:font-variant="normal" fo:text-transform="none" style:text-position="0% 100%" fo:letter-spacing="normal" fo:font-weight="normal" officeooo:rsid="0251f225" style:font-name-asian="OpenSymbol" style:font-size-asian="9pt" style:font-style-asian="normal" style:font-name-complex="OpenSymbol" style:font-size-complex="9pt" style:font-style-complex="normal"/>
    </style:style>
    <style:style style:name="T4" style:family="text">
      <style:text-properties style:text-position="0% 100%" fo:font-size="9pt" officeooo:rsid="0251f225" style:font-name-asian="OpenSymbol" style:font-size-asian="9pt" style:font-style-asian="normal" style:font-name-complex="OpenSymbol" style:font-size-complex="9pt" style:font-style-complex="normal"/>
    </style:style>
    <style:style style:name="T5" style:family="text">
      <style:text-properties style:text-position="0% 100%" officeooo:rsid="0251f225" style:font-name-asian="OpenSymbol" style:font-size-asian="9pt" style:font-style-asian="normal" style:font-name-complex="OpenSymbol" style:font-size-complex="9pt" style:font-style-complex="normal"/>
    </style:style>
    <style:style style:name="T6" style:family="text">
      <style:text-properties style:use-window-font-color="true" loext:opacity="0%"/>
    </style:style>
    <style:style style:name="T7" style:family="text">
      <style:text-properties style:use-window-font-color="true" loext:opacity="0%" fo:font-size="9pt" officeooo:rsid="02562b67" style:font-size-asian="7.84999990463257pt" style:font-size-complex="9pt"/>
    </style:style>
    <style:style style:name="T8" style:family="text">
      <style:text-properties style:use-window-font-color="true" loext:opacity="0%" officeooo:rsid="02ada81e" style:font-size-asian="10pt" style:font-size-complex="10pt"/>
    </style:style>
    <style:style style:name="T9" style:family="text">
      <style:text-properties style:use-window-font-color="true" loext:opacity="0%" officeooo:rsid="02702dc7" style:font-size-asian="10pt" style:font-size-complex="10pt"/>
    </style:style>
    <style:style style:name="T10" style:family="text">
      <style:text-properties style:use-window-font-color="true" loext:opacity="0%" officeooo:rsid="02ada81e" style:font-size-asian="7.84999990463257pt" style:font-size-complex="9pt"/>
    </style:style>
    <style:style style:name="T11" style:family="text">
      <style:text-properties style:use-window-font-color="true" loext:opacity="0%" officeooo:rsid="02562b67" style:font-size-asian="7.84999990463257pt" style:font-size-complex="9pt"/>
    </style:style>
    <style:style style:name="T12" style:family="text">
      <style:text-properties style:use-window-font-color="true" loext:opacity="0%" officeooo:rsid="02b32575" style:font-size-asian="7.84999990463257pt" style:font-size-complex="9pt"/>
    </style:style>
    <style:style style:name="T13" style:family="text">
      <style:text-properties style:use-window-font-color="true" loext:opacity="0%" officeooo:rsid="02a9f031" style:font-size-asian="7.84999990463257pt" style:font-size-complex="9pt"/>
    </style:style>
    <style:style style:name="T14" style:family="text">
      <style:text-properties style:use-window-font-color="true" loext:opacity="0%" officeooo:rsid="02ada81e" style:font-size-asian="9pt" style:font-size-complex="9pt"/>
    </style:style>
    <style:style style:name="T15" style:family="text">
      <style:text-properties style:use-window-font-color="true" loext:opacity="0%" officeooo:rsid="02702dc7" style:font-size-asian="9pt" style:font-size-complex="9pt"/>
    </style:style>
    <style:style style:name="T16" style:family="text">
      <style:text-properties style:use-window-font-color="true" loext:opacity="0%" officeooo:rsid="02a68514" fo:background-color="transparent" loext:char-shading-value="0" style:font-size-asian="9pt" style:font-size-complex="9pt"/>
    </style:style>
    <style:style style:name="T17" style:family="text">
      <style:text-properties style:use-window-font-color="true" loext:opacity="0%" officeooo:rsid="02f824be" fo:background-color="transparent" loext:char-shading-value="0" style:font-size-asian="7.84999990463257pt" style:font-size-complex="9pt"/>
    </style:style>
    <style:style style:name="T18" style:family="text">
      <style:text-properties style:use-window-font-color="true" loext:opacity="0%" officeooo:rsid="02a9f031" fo:background-color="transparent" loext:char-shading-value="0" style:font-size-asian="7.84999990463257pt" style:font-size-complex="9pt"/>
    </style:style>
    <style:style style:name="T19" style:family="text">
      <style:text-properties style:use-window-font-color="true" loext:opacity="0%" officeooo:rsid="02b32575" fo:background-color="transparent" loext:char-shading-value="0" style:font-size-asian="7.84999990463257pt" style:font-size-complex="9pt"/>
    </style:style>
    <style:style style:name="T20" style:family="text">
      <style:text-properties style:use-window-font-color="true" loext:opacity="0%" officeooo:rsid="0283828b"/>
    </style:style>
    <style:style style:name="T21" style:family="text">
      <style:text-properties fo:font-size="9pt" fo:font-style="normal" officeooo:rsid="02552a41"/>
    </style:style>
    <style:style style:name="T22" style:family="text">
      <style:text-properties fo:font-size="9pt" style:font-size-asian="9pt" style:font-size-complex="9pt"/>
    </style:style>
    <style:style style:name="T23" style:family="text">
      <style:text-properties officeooo:rsid="0252bf36"/>
    </style:style>
    <style:style style:name="T24" style:family="text">
      <style:text-properties officeooo:rsid="001e4d5e"/>
    </style:style>
    <style:style style:name="T25" style:family="text">
      <style:text-properties officeooo:rsid="02a5f8cc"/>
    </style:style>
    <style:style style:name="T26" style:family="text">
      <style:text-properties fo:font-size="10pt" style:font-size-asian="10pt" style:font-size-complex="10pt"/>
    </style:style>
    <style:style style:name="T27" style:family="text">
      <style:text-properties fo:font-size="10pt" officeooo:rsid="02552a41" style:font-size-asian="10pt" style:font-size-complex="10pt"/>
    </style:style>
    <style:style style:name="T28" style:family="text">
      <style:text-properties fo:font-size="10pt" fo:font-style="normal" officeooo:rsid="02552a41" style:font-size-asian="10pt" style:font-size-complex="10pt"/>
    </style:style>
    <style:style style:name="T29" style:family="text">
      <style:text-properties fo:color="#000000" loext:opacity="100%" style:font-name="Bitstream Vera Sans3" fo:font-size="10pt" fo:font-style="normal" fo:font-weight="normal" officeooo:rsid="0321f383"/>
    </style:style>
    <style:style style:name="T30" style:family="text">
      <style:text-properties style:font-size-asian="9pt" style:font-size-complex="9pt"/>
    </style:style>
    <style:style style:name="T31" style:family="text">
      <style:text-properties officeooo:rsid="02702dc7" style:font-size-asian="9pt" style:font-size-complex="9pt"/>
    </style:style>
    <style:style style:name="T32" style:family="text">
      <style:text-properties officeooo:rsid="0030507d"/>
    </style:style>
    <style:style style:name="T33" style:family="text">
      <style:text-properties officeooo:rsid="0283828b"/>
    </style:style>
    <style:style style:name="T34" style:family="text">
      <style:text-properties officeooo:rsid="030b5544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3" fo:font-size="12pt" fo:font-style="italic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OpenSymbol1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OpenSymbol1" style:font-size-asian="12pt" style:language-asian="zxx" style:country-asian="none" style:font-style-asian="normal" style:font-weight-asian="normal" style:font-name-complex="OpenSymbol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Bitstream Vera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1" style:font-size-asian="18pt" style:language-asian="zxx" style:country-asian="none" style:font-style-asian="normal" style:font-weight-asian="normal" style:font-name-complex="Tahoma2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9" style:family="text">
      <style:text-properties fo:color="#ffffff" loext:opacity="100%" style:font-name="Bitstream Vera Sans" fo:font-size="16pt" fo:font-weight="bold" style:font-size-asian="16pt" style:font-weight-asian="bold" style:font-size-complex="16pt" style:font-weight-complex="bold"/>
    </style:style>
    <style:style style:name="fr1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ole-draw-aspect="1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41cm" svg:stroke-color="#d3802c" draw:marker-start="" draw:marker-start-width="0.062cm" draw:marker-start-center="false" draw:marker-end="" draw:marker-end-width="0.062cm" draw:marker-end-center="false" draw:fill="solid" draw:fill-color="#00b8ff" draw:textarea-horizontal-align="center" draw:textarea-vertical-align="middle" fo:padding-top="0.021cm" fo:padding-bottom="0.021cm" fo:padding-left="0.021cm" fo:padding-right="0.021cm" draw:shadow="hidden" draw:shadow-offset-x="0.3cm" draw:shadow-offset-y="0.3cm" draw:shadow-color="#808080" style:run-through="foreground"/>
    </style:style>
    <style:style style:name="gr3" style:family="graphic">
      <style:graphic-properties draw:stroke="none" draw:stroke-dash="Dashed_20__28_var_29__20_5678" svg:stroke-width="0.041cm" svg:stroke-color="#ff660d" draw:marker-start="" draw:marker-start-width="0.062cm" draw:marker-start-center="false" draw:marker-end="" draw:marker-end-width="0.06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596cm" fo:min-width="0.35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" style:family="graphic">
      <style:graphic-properties draw:stroke="none" draw:stroke-dash="Dashed_20__28_var_29__20_5679" svg:stroke-width="0.041cm" svg:stroke-color="#ff660d" draw:marker-start="" draw:marker-start-width="0.062cm" draw:marker-start-center="false" draw:marker-end="" draw:marker-end-width="0.06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596cm" fo:min-width="0.36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5" style:family="graphic">
      <style:graphic-properties draw:stroke="none" draw:stroke-dash="Dashed_20__28_var_29__20_5680" svg:stroke-width="0.041cm" svg:stroke-color="#ff660d" draw:marker-start="" draw:marker-start-width="0.062cm" draw:marker-start-center="false" draw:marker-end="" draw:marker-end-width="0.06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598cm" fo:min-width="0.326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6" style:family="graphic">
      <style:graphic-properties draw:stroke="none" draw:stroke-dash="Dashed_20__28_var_29__20_5681" svg:stroke-width="0.041cm" svg:stroke-color="#ff660d" draw:marker-start="" draw:marker-start-width="0.062cm" draw:marker-start-center="false" draw:marker-end="" draw:marker-end-width="0.06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596cm" fo:min-width="0.298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7" style:family="graphic">
      <style:graphic-properties draw:stroke="none" draw:stroke-dash="Dashed_20__28_var_29__20_5682" svg:stroke-width="0.041cm" svg:stroke-color="#ff660d" draw:marker-start="" draw:marker-start-width="0.062cm" draw:marker-start-center="false" draw:marker-end="" draw:marker-end-width="0.06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706cm" fo:min-width="0.277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8" style:family="graphic">
      <style:graphic-properties draw:stroke="none" draw:stroke-dash="Dashed_20__28_var_29__20_5683" svg:stroke-width="0.041cm" svg:stroke-color="#ff660d" draw:marker-start="" draw:marker-start-width="0.062cm" draw:marker-start-center="false" draw:marker-end="" draw:marker-end-width="0.06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707cm" fo:min-width="0.24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9" style:family="graphic">
      <style:graphic-properties draw:stroke="none" draw:stroke-dash="Dashed_20__28_var_29__20_5684" svg:stroke-width="0.041cm" svg:stroke-color="#ff660d" draw:marker-start="" draw:marker-start-width="0.062cm" draw:marker-start-center="false" draw:marker-end="" draw:marker-end-width="0.06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707cm" fo:min-width="0.277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0" style:family="graphic">
      <style:graphic-properties draw:stroke="none" draw:stroke-dash="Dashed_20__28_var_29__20_5685" svg:stroke-width="0.041cm" svg:stroke-color="#ff660d" draw:marker-start="" draw:marker-start-width="0.062cm" draw:marker-start-center="false" draw:marker-end="" draw:marker-end-width="0.06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707cm" fo:min-width="0.24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1" style:family="graphic">
      <style:graphic-properties draw:stroke="none" draw:stroke-dash="Dashed_20__28_var_29__20_5686" svg:stroke-width="0.041cm" svg:stroke-color="#ff660d" draw:marker-start="" draw:marker-start-width="0.062cm" draw:marker-start-center="false" draw:marker-end="" draw:marker-end-width="0.06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707cm" fo:min-width="0.31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2" style:family="graphic">
      <style:graphic-properties draw:stroke="none" draw:stroke-dash="Dashed_20__28_var_29__20_5687" svg:stroke-width="0.041cm" svg:stroke-color="#ff660d" draw:marker-start="" draw:marker-start-width="0.062cm" draw:marker-start-center="false" draw:marker-end="" draw:marker-end-width="0.06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706cm" fo:min-width="0.24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3" style:family="graphic">
      <style:graphic-properties draw:stroke="none" draw:stroke-dash="Dashed_20__28_var_29__20_5688" svg:stroke-width="0.041cm" svg:stroke-color="#d3802c" draw:marker-start="" draw:marker-start-width="0.062cm" draw:marker-start-center="false" draw:marker-end="" draw:marker-end-width="0.06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706cm" fo:min-width="0.31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4" style:family="graphic">
      <style:graphic-properties draw:stroke="none" draw:stroke-dash="Dashed_20__28_var_29__20_5689" svg:stroke-width="0.041cm" svg:stroke-color="#d3802c" draw:marker-start="" draw:marker-start-width="0.062cm" draw:marker-start-center="false" draw:marker-end="" draw:marker-end-width="0.06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706cm" fo:min-width="0.176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5" style:family="graphic">
      <style:graphic-properties draw:stroke="none" draw:stroke-dash="Dashed_20__28_var_29__20_5690" svg:stroke-width="0.041cm" svg:stroke-color="#ff660d" draw:marker-start="" draw:marker-start-width="0.062cm" draw:marker-start-center="false" draw:marker-end="" draw:marker-end-width="0.06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596cm" fo:min-width="0.388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6" style:family="graphic">
      <style:graphic-properties draw:stroke="solid" svg:stroke-width="0.019cm" svg:stroke-color="#000000" draw:marker-start="" draw:marker-start-width="0.03cm" draw:marker-start-center="false" draw:marker-end="" draw:marker-end-width="0.03cm" draw:marker-end-center="false" draw:fill="solid" draw:fill-color="#99ccff" draw:textarea-horizontal-align="justify" draw:textarea-vertical-align="middle" draw:auto-grow-height="false" fo:min-height="0.621cm" fo:min-width="0.374cm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7" style:family="graphic">
      <style:graphic-properties style:run-through="foreground"/>
    </style:style>
    <style:style style:name="gr18" style:family="graphic">
      <style:graphic-properties draw:stroke="solid" draw:stroke-dash="Dashed_20__28_var_29__20_5691" svg:stroke-width="0.019cm" svg:stroke-color="#000000" draw:marker-start="" draw:marker-start-width="0.03cm" draw:marker-start-center="false" draw:marker-end="" draw:marker-end-width="0.0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624cm" fo:min-width="0.376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9" style:family="graphic">
      <style:graphic-properties draw:stroke="solid" draw:stroke-dash="Dashed_20__28_var_29__20_5692" svg:stroke-width="0.041cm" svg:stroke-color="#000000" draw:marker-start="" draw:marker-start-width="0.062cm" draw:marker-start-center="false" draw:marker-end="" draw:marker-end-width="0.062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6cm" fo:padding-bottom="0.146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0" style:family="graphic">
      <style:graphic-properties draw:stroke="solid" draw:stroke-dash="Dashed_20__28_var_29__20_5693" svg:stroke-width="0.019cm" svg:stroke-color="#000000" draw:marker-start="" draw:marker-start-width="0.03cm" draw:marker-start-center="false" draw:marker-end="" draw:marker-end-width="0.0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349cm" fo:min-width="0.104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1" style:family="graphic">
      <style:graphic-properties draw:stroke="solid" draw:stroke-dash="Dashed_20__28_var_29__20_5694" svg:stroke-width="0.019cm" svg:stroke-color="#000000" draw:marker-start="" draw:marker-start-width="0.03cm" draw:marker-start-center="false" draw:marker-end="" draw:marker-end-width="0.0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2" style:family="graphic">
      <style:graphic-properties draw:stroke="solid" draw:stroke-dash="Dashed_20__28_var_29__20_5695" svg:stroke-width="0.019cm" svg:stroke-color="#000000" draw:marker-start="" draw:marker-start-width="0.03cm" draw:marker-start-center="false" draw:marker-end="" draw:marker-end-width="0.0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353cm" fo:min-width="0.108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3" style:family="graphic">
      <style:graphic-properties draw:stroke="solid" draw:stroke-dash="Dashed_20__28_var_29__20_5696" svg:stroke-width="0.019cm" svg:stroke-color="#000000" draw:marker-start="" draw:marker-start-width="0.03cm" draw:marker-start-center="false" draw:marker-end="" draw:marker-end-width="0.0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4" style:family="graphic">
      <style:graphic-properties draw:stroke="solid" draw:stroke-dash="Dashed_20__28_var_29__20_5697" svg:stroke-width="0.019cm" svg:stroke-color="#000000" draw:marker-start="" draw:marker-start-width="0.03cm" draw:marker-start-center="false" draw:marker-end="" draw:marker-end-width="0.0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626cm" fo:min-width="0.377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5" style:family="graphic">
      <style:graphic-properties draw:stroke="solid" draw:stroke-dash="Dashed_20__28_var_29__20_5698" svg:stroke-width="0.041cm" svg:stroke-color="#000000" draw:marker-start="" draw:marker-start-width="0.062cm" draw:marker-start-center="false" draw:marker-end="" draw:marker-end-width="0.062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6cm" fo:padding-bottom="0.146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6" style:family="graphic">
      <style:graphic-properties draw:stroke="solid" svg:stroke-width="0.019cm" svg:stroke-color="#000000" draw:marker-start="" draw:marker-start-width="0.03cm" draw:marker-start-center="false" draw:marker-end="" draw:marker-end-width="0.03cm" draw:marker-end-center="false" draw:fill="solid" draw:fill-color="#99ccff" draw:textarea-horizontal-align="justify" draw:textarea-vertical-align="middle" draw:auto-grow-height="false" fo:min-height="0.787cm" fo:min-width="0.542cm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27" style:family="graphic">
      <style:graphic-properties draw:stroke="solid" svg:stroke-width="0.019cm" svg:stroke-color="#000000" draw:marker-start="" draw:marker-start-width="0.032cm" draw:marker-start-center="false" draw:marker-end="" draw:marker-end-width="0.032cm" draw:marker-end-center="false" draw:fill="solid" draw:fill-color="#99ccff" draw:textarea-horizontal-align="justify" draw:textarea-vertical-align="middle" draw:auto-grow-height="false" fo:min-height="0.792cm" fo:min-width="0.536cm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28" style:family="graphic">
      <style:graphic-properties draw:stroke="solid" svg:stroke-width="0.019cm" svg:stroke-color="#000000" draw:marker-start="" draw:marker-start-width="0.032cm" draw:marker-start-center="false" draw:marker-end="" draw:marker-end-width="0.032cm" draw:marker-end-center="false" draw:fill="solid" draw:fill-color="#99ccff" draw:textarea-horizontal-align="justify" draw:textarea-vertical-align="middle" draw:auto-grow-height="false" fo:min-height="0.623cm" fo:min-width="0.369cm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29" style:family="graphic">
      <style:graphic-properties draw:stroke="solid" svg:stroke-width="0.019cm" svg:stroke-color="#000000" draw:marker-start="" draw:marker-start-width="0.03cm" draw:marker-start-center="false" draw:marker-end="" draw:marker-end-width="0.03cm" draw:marker-end-center="false" draw:fill="solid" draw:fill-color="#99ccff" draw:textarea-horizontal-align="justify" draw:textarea-vertical-align="middle" draw:auto-grow-height="false" fo:min-height="0.792cm" fo:min-width="0.533cm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30" style:family="graphic">
      <style:graphic-properties draw:stroke="solid" svg:stroke-width="0.019cm" svg:stroke-color="#000000" draw:marker-start="" draw:marker-start-width="0.03cm" draw:marker-start-center="false" draw:marker-end="" draw:marker-end-width="0.03cm" draw:marker-end-center="false" draw:fill="solid" draw:fill-color="#99ccff" draw:textarea-horizontal-align="justify" draw:textarea-vertical-align="middle" draw:auto-grow-height="false" fo:min-height="0.619cm" fo:min-width="0.369cm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31" style:family="graphic">
      <style:graphic-properties draw:stroke="none" draw:stroke-dash="Dashed_20__28_var_29__20_5699" svg:stroke-width="0.041cm" svg:stroke-color="#ff660d" draw:marker-start="" draw:marker-start-width="0.062cm" draw:marker-start-center="false" draw:marker-end="" draw:marker-end-width="0.06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706cm" fo:min-width="0.31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32" style:family="graphic">
      <style:graphic-properties draw:stroke="none" draw:stroke-dash="Dashed_20__28_var_29__20_5700" svg:stroke-width="0.041cm" svg:stroke-color="#ff660d" draw:marker-start="" draw:marker-start-width="0.062cm" draw:marker-start-center="false" draw:marker-end="" draw:marker-end-width="0.06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596cm" fo:min-width="0.353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33" style:family="graphic">
      <style:graphic-properties draw:stroke="none" draw:stroke-dash="Dashed_20__28_var_29__20_5701" svg:stroke-width="0.041cm" svg:stroke-color="#ff660d" draw:marker-start="" draw:marker-start-width="0.062cm" draw:marker-start-center="false" draw:marker-end="" draw:marker-end-width="0.06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706cm" fo:min-width="0.446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34" style:family="graphic">
      <style:graphic-properties draw:stroke="none" draw:stroke-dash="Dashed_20__28_var_29__20_682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5cm" fo:min-width="0.381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5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6" style:family="graphic">
      <style:graphic-properties draw:stroke="solid" draw:stroke-dash="Dashed_20__28_var_29__20_6812" svg:stroke-width="0.019cm" svg:stroke-color="#7fb241" draw:marker-start="" draw:marker-start-width="0.33cm" draw:marker-start-center="false" draw:marker-end="" draw:marker-end-width="0.33cm" draw:marker-end-center="false" svg:stroke-opacity="100%" draw:stroke-linejoin="round" draw:fill="solid" draw:fill-color="#a9ce7b" draw:secondary-fill-color="#99ccff" draw:gradient-step-count="0" draw:fill-hatch-solid="false" draw:opacity="5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7" style:family="graphic">
      <style:graphic-properties draw:stroke="none" draw:stroke-dash="Dashed_20__28_var_29__20_681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13cm" fo:min-width="0.245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38" style:family="graphic">
      <style:graphic-properties draw:stroke="solid" draw:stroke-dash="Dashed_20__28_var_29__20_681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9" style:family="graphic">
      <style:graphic-properties draw:stroke="solid" draw:stroke-dash="Dashed_20__28_var_29__20_681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0" style:family="graphic">
      <style:graphic-properties draw:stroke="solid" draw:stroke-dash="Dashed_20__28_var_29__20_6816" svg:stroke-width="0.041cm" svg:stroke-color="#7fb241" draw:marker-start="" draw:marker-start-width="0.392cm" draw:marker-start-center="false" draw:marker-end="" draw:marker-end-width="0.392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height="0cm" fo:min-width="0cm" fo:padding-top="0.146cm" fo:padding-bottom="0.146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1" style:family="graphic">
      <style:graphic-properties draw:stroke="solid" draw:stroke-dash="Dashed_20__28_var_29__20_681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2" style:family="graphic">
      <style:graphic-properties draw:stroke="solid" draw:stroke-dash="Dashed_20__28_var_29__20_681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3" style:family="graphic">
      <style:graphic-properties draw:stroke="solid" draw:stroke-dash="Dashed_20__28_var_29__20_6819" svg:stroke-width="0.041cm" svg:stroke-color="#7fb241" draw:marker-start="" draw:marker-start-width="0.392cm" draw:marker-start-center="false" draw:marker-end="" draw:marker-end-width="0.392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height="0cm" fo:min-width="0cm" fo:padding-top="0.146cm" fo:padding-bottom="0.146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4" style:family="graphic">
      <style:graphic-properties draw:stroke="none" draw:stroke-dash="Dashed_20__28_var_29__20_682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13cm" fo:min-width="0.245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5" style:family="graphic">
      <style:graphic-properties draw:stroke="none" draw:stroke-dash="Dashed_20__28_var_29__20_682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13cm" fo:min-width="0.25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6" style:family="graphic">
      <style:graphic-properties draw:stroke="none" draw:stroke-dash="Dashed_20__28_var_29__20_682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5cm" fo:min-width="0.381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7" style:family="graphic">
      <style:graphic-properties draw:stroke="none" draw:stroke-dash="Dashed_20__28_var_29__20_682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587cm" fo:min-width="0.346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8" style:family="graphic">
      <style:graphic-properties draw:stroke="none" draw:stroke-dash="Dashed_20__28_var_29__20_682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13cm" fo:min-width="0.268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9" style:family="graphic">
      <style:graphic-properties draw:stroke="none" draw:stroke-dash="Dashed_20__28_var_29__20_682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13cm" fo:min-width="0.277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50" style:family="graphic">
      <style:graphic-properties draw:stroke="none" draw:stroke-dash="Dashed_20__28_var_29__20_682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13cm" fo:min-width="0.206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51" style:family="graphic">
      <style:graphic-properties draw:stroke="none" draw:stroke-dash="Dashed_20__28_var_29__20_682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13cm" fo:min-width="0.275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52" style:family="graphic">
      <style:graphic-properties draw:stroke="solid" draw:stroke-dash="Dashed_20__28_var_29__20_682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3" style:family="graphic">
      <style:graphic-properties draw:stroke="solid" draw:stroke-dash="Dashed_20__28_var_29__20_682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4" style:family="graphic">
      <style:graphic-properties draw:stroke="solid" draw:stroke-dash="Dashed_20__28_var_29__20_6830" svg:stroke-width="0.041cm" svg:stroke-color="#1ca2b8" draw:marker-start="" draw:marker-start-width="0.392cm" draw:marker-start-center="false" draw:marker-end="" draw:marker-end-width="0.392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height="0cm" fo:min-width="0cm" fo:padding-top="0.146cm" fo:padding-bottom="0.146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5" style:family="graphic">
      <style:graphic-properties draw:stroke="solid" draw:stroke-dash="Dashed_20__28_var_29__20_6831" svg:stroke-width="0.041cm" svg:stroke-color="#1ca2b8" draw:marker-start="" draw:marker-start-width="0.392cm" draw:marker-start-center="false" draw:marker-end="" draw:marker-end-width="0.392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height="0cm" fo:min-width="0cm" fo:padding-top="0.146cm" fo:padding-bottom="0.146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6" style:family="graphic">
      <style:graphic-properties draw:stroke="solid" draw:stroke-dash="Dashed_20__28_var_29__20_6832" svg:stroke-width="0.019cm" svg:stroke-color="#1ca2b8" draw:marker-start="" draw:marker-start-width="0.33cm" draw:marker-start-center="false" draw:marker-end="" draw:marker-end-width="0.33cm" draw:marker-end-center="false" svg:stroke-opacity="100%" draw:stroke-linejoin="round" draw:fill="solid" draw:fill-color="#add9e0" draw:secondary-fill-color="#99ccff" draw:gradient-step-count="0" draw:fill-hatch-solid="false" draw:opacity="5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7" style:family="graphic">
      <style:graphic-properties draw:stroke="solid" draw:stroke-dash="Dashed_20__28_var_29__20_683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8" style:family="graphic">
      <style:graphic-properties draw:stroke="solid" draw:stroke-dash="Dashed_20__28_var_29__20_683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9" style:family="graphic">
      <style:graphic-properties draw:stroke="solid" draw:stroke-dash="Dashed_20__28_var_29__20_6835" svg:stroke-width="0.041cm" svg:stroke-color="#1ca2b8" draw:marker-start="" draw:marker-start-width="0.392cm" draw:marker-start-center="false" draw:marker-end="" draw:marker-end-width="0.392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height="0cm" fo:min-width="0cm" fo:padding-top="0.146cm" fo:padding-bottom="0.146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0" style:family="graphic">
      <style:graphic-properties draw:stroke="solid" draw:stroke-dash="Dashed_20__28_var_29__20_683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1" style:family="graphic">
      <style:graphic-properties draw:stroke="solid" draw:stroke-dash="Dashed_20__28_var_29__20_683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2" style:family="graphic">
      <style:graphic-properties draw:stroke="solid" svg:stroke-width="0.019cm" svg:stroke-color="#1ca2b8" draw:marker-start="" draw:marker-start-width="0.192cm" draw:marker-start-center="false" draw:marker-end="" draw:marker-end-width="0.192cm" draw:marker-end-center="false" draw:fill="solid" draw:fill-color="#add9e0" draw:opacity="5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3" style:family="graphic">
      <style:graphic-properties draw:stroke="none" draw:stroke-dash="Dashed_20__28_var_29__20_683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5cm" fo:min-width="0.381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64" style:family="graphic">
      <style:graphic-properties draw:stroke="none" draw:stroke-dash="Dashed_20__28_var_29__20_683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5cm" fo:min-width="0.381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65" style:family="graphic">
      <style:graphic-properties draw:stroke="none" draw:stroke-dash="Dashed_20__28_var_29__20_684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13cm" fo:min-width="0.201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66" style:family="graphic">
      <style:graphic-properties draw:stroke="none" draw:stroke-dash="Dashed_20__28_var_29__20_684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13cm" fo:min-width="0.349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67" style:family="graphic">
      <style:graphic-properties draw:stroke="none" draw:stroke-dash="Dashed_20__28_var_29__20_684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5cm" fo:min-width="0.425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68" style:family="graphic">
      <style:graphic-properties draw:stroke="solid" draw:stroke-dash="Dashed_20__28_var_29__20_6845" svg:stroke-width="0.041cm" svg:stroke-color="#d3802c" draw:marker-start="" draw:marker-start-width="0.392cm" draw:marker-start-center="false" draw:marker-end="" draw:marker-end-width="0.392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width="0cm" fo:padding-top="0.146cm" fo:padding-bottom="0.146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9" style:family="graphic">
      <style:graphic-properties draw:stroke="solid" draw:stroke-dash="Dashed_20__28_var_29__20_6846" svg:stroke-width="0.041cm" svg:stroke-color="#d3802c" draw:marker-start="" draw:marker-start-width="0.392cm" draw:marker-start-center="false" draw:marker-end="" draw:marker-end-width="0.392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width="0cm" fo:padding-top="0.146cm" fo:padding-bottom="0.146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0" style:family="graphic">
      <style:graphic-properties draw:stroke="solid" draw:stroke-dash="Dashed_20__28_var_29__20_6847" svg:stroke-width="0.041cm" svg:stroke-color="#d3802c" draw:marker-start="" draw:marker-start-width="0.392cm" draw:marker-start-center="false" draw:marker-end="" draw:marker-end-width="0.392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width="0cm" fo:padding-top="0.146cm" fo:padding-bottom="0.146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1" style:family="graphic">
      <style:graphic-properties draw:stroke="solid" draw:stroke-dash="Dashed_20__28_var_29__20_6848" svg:stroke-width="0.019cm" svg:stroke-color="#d3802c" draw:marker-start="" draw:marker-start-width="0.33cm" draw:marker-start-center="false" draw:marker-end="" draw:marker-end-width="0.33cm" draw:marker-end-center="false" svg:stroke-opacity="100%" draw:stroke-linejoin="round" draw:fill="solid" draw:fill-color="#daa772" draw:secondary-fill-color="#99ccff" draw:gradient-step-count="0" draw:fill-hatch-solid="false" draw:opacity="5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2" style:family="graphic">
      <style:graphic-properties draw:stroke="solid" draw:stroke-dash="Dashed_20__28_var_29__20_6849" svg:stroke-width="0.019cm" svg:stroke-color="#d3802c" draw:marker-start="" draw:marker-start-width="0.33cm" draw:marker-start-center="false" draw:marker-end="" draw:marker-end-width="0.33cm" draw:marker-end-center="false" svg:stroke-opacity="100%" draw:stroke-linejoin="round" draw:fill="solid" draw:fill-color="#daa772" draw:secondary-fill-color="#99ccff" draw:gradient-step-count="0" draw:fill-hatch-solid="false" draw:opacity="5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3" style:family="graphic">
      <style:graphic-properties draw:stroke="solid" draw:stroke-dash="Dashed_20__28_var_29__20_6850" svg:stroke-width="0.019cm" svg:stroke-color="#d3802c" draw:marker-start="" draw:marker-start-width="0.33cm" draw:marker-start-center="false" draw:marker-end="" draw:marker-end-width="0.33cm" draw:marker-end-center="false" svg:stroke-opacity="100%" draw:stroke-linejoin="round" draw:fill="solid" draw:fill-color="#daa772" draw:secondary-fill-color="#99ccff" draw:gradient-step-count="0" draw:fill-hatch-solid="false" draw:opacity="5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4" style:family="graphic">
      <style:graphic-properties draw:stroke="none" draw:stroke-dash="Dashed_20__28_var_29__20_684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87cm" fo:min-width="0.369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75" style:family="graphic">
      <style:graphic-properties draw:stroke="none" draw:stroke-dash="Dashed_20__28_var_29__20_684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5cm" fo:min-width="0.381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76" style:family="graphic">
      <style:graphic-properties draw:stroke="none" draw:stroke-dash="Dashed_20__28_var_29__20_685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5cm" fo:min-width="0.381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77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78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729fcf" draw:textarea-horizontal-align="justify" draw:textarea-vertical-align="middle" draw:auto-grow-height="false" fo:min-height="0.986cm" fo:min-width="3.059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79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a9ce7b" draw:textarea-horizontal-align="justify" draw:textarea-vertical-align="middle" draw:auto-grow-height="false" fo:min-height="0.982cm" fo:min-width="3.067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80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81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784b04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82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b47804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83" style:family="graphic">
      <style:graphic-properties draw:stroke="solid" svg:stroke-width="0.019cm" svg:stroke-color="#000000" draw:marker-start="" draw:marker-start-width="0.24cm" draw:marker-start-center="false" draw:marker-end="" draw:marker-end-width="0.24cm" draw:marker-end-center="false" draw:fill="solid" draw:fill-color="#ffffff" draw:textarea-horizontal-align="justify" draw:textarea-vertical-align="middle" draw:auto-grow-height="false" fo:min-height="0cm" fo:min-width="0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84" style:family="graphic">
      <style:graphic-properties draw:stroke="solid" svg:stroke-width="0.019cm" svg:stroke-color="#000000" draw:marker-start="" draw:marker-start-width="0.24cm" draw:marker-start-center="false" draw:marker-end="" draw:marker-end-width="0.24cm" draw:marker-end-center="false" draw:fill="solid" draw:fill-color="#fffff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85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729fcf" draw:textarea-horizontal-align="justify" draw:textarea-vertical-align="middle" draw:auto-grow-height="false" fo:min-height="1.164cm" fo:min-width="3.057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86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a9ce7b" draw:textarea-horizontal-align="justify" draw:textarea-vertical-align="middle" draw:auto-grow-height="false" fo:min-height="1.164cm" fo:min-width="3.073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87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8" style:family="graphic">
      <style:graphic-properties draw:stroke="none" svg:stroke-color="#000000" draw:fill="none" draw:fill-color="#ffffff" fo:min-height="0.8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9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0" style:family="graphic">
      <style:graphic-properties draw:stroke="none" svg:stroke-color="#000000" draw:fill="none" draw:fill-color="#ffffff" fo:min-height="0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1" style:family="graphic">
      <style:graphic-properties draw:stroke="solid" draw:stroke-dash="Dashed_20__28_var_29__20_2" svg:stroke-width="0.049cm" svg:stroke-color="#000000" draw:marker-start="" draw:marker-start-width="0.28cm" draw:marker-start-center="false" draw:marker-end="" draw:marker-end-width="0.28cm" draw:marker-end-center="false" draw:fill="solid" draw:fill-color="#a9ce7b" draw:textarea-horizontal-align="justify" draw:textarea-vertical-align="middle" draw:auto-grow-height="false" fo:min-height="1.979cm" fo:min-width="1.729cm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92" style:family="graphic">
      <style:graphic-properties draw:stroke="solid" draw:stroke-dash="Dashed_20__28_var_29__20_2" svg:stroke-width="0.019cm" svg:stroke-color="#000000" draw:marker-start="" draw:marker-start-width="0.24cm" draw:marker-start-center="false" draw:marker-end="" draw:marker-end-width="0.24cm" draw:marker-end-center="false" draw:fill="solid" draw:fill-color="#729fcf" draw:textarea-horizontal-align="justify" draw:textarea-vertical-align="middle" draw:auto-grow-height="false" fo:min-height="0cm" fo:min-width="0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93" style:family="graphic">
      <style:graphic-properties draw:stroke="solid" draw:stroke-dash="Dashed_20__28_var_29__20_2" svg:stroke-width="0.019cm" svg:stroke-color="#000000" draw:marker-start="" draw:marker-start-width="0.24cm" draw:marker-start-center="false" draw:marker-end="" draw:marker-end-width="0.24cm" draw:marker-end-center="false" draw:fill="none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94" style:family="graphic">
      <style:graphic-properties draw:stroke="solid" draw:stroke-dash="Dashed_20__28_var_29__20_2" svg:stroke-width="0.049cm" svg:stroke-color="#000000" draw:marker-start="" draw:marker-start-width="0.28cm" draw:marker-start-center="false" draw:marker-end="" draw:marker-end-width="0.28cm" draw:marker-end-center="false" draw:fill="solid" draw:fill-color="#a9ce7b" draw:textarea-horizontal-align="justify" draw:textarea-vertical-align="middle" draw:auto-grow-height="false" fo:min-height="1.951cm" fo:min-width="1.7cm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95" style:family="graphic">
      <style:graphic-properties svg:stroke-width="0.06cm" svg:stroke-color="#2a6099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6" style:family="graphic">
      <style:graphic-properties draw:stroke="none" svg:stroke-color="#000000" draw:fill="none" draw:fill-color="#ffffff" fo:min-height="1.3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7" style:family="graphic">
      <style:graphic-properties draw:stroke="none" draw:fill="solid" draw:fill-color="#2a6099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8" style:family="graphic">
      <style:graphic-properties draw:stroke="solid" draw:stroke-dash="Dashed_20__28_var_29__20_2" svg:stroke-width="0.049cm" svg:stroke-color="#000000" draw:marker-start="" draw:marker-start-width="0.28cm" draw:marker-start-center="false" draw:marker-end="" draw:marker-end-width="0.28cm" draw:marker-end-center="false" draw:fill="solid" draw:fill-color="#a9ce7b" draw:textarea-horizontal-align="justify" draw:textarea-vertical-align="middle" draw:auto-grow-height="false" fo:min-height="1.868cm" fo:min-width="1.617cm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99" style:family="graphic">
      <style:graphic-properties draw:stroke="solid" draw:stroke-dash="Dashed_20__28_var_29__20_2" svg:stroke-width="0.049cm" svg:stroke-color="#000000" draw:marker-start="" draw:marker-start-width="0.28cm" draw:marker-start-center="false" draw:marker-end="" draw:marker-end-width="0.28cm" draw:marker-end-center="false" draw:fill="solid" draw:fill-color="#a9ce7b" draw:textarea-horizontal-align="justify" draw:textarea-vertical-align="middle" draw:auto-grow-height="false" fo:min-height="2.007cm" fo:min-width="1.757cm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00" style:family="graphic">
      <style:graphic-properties draw:stroke="solid" draw:stroke-dash="Dashed_20__28_var_29__20_2" svg:stroke-width="0.049cm" svg:stroke-color="#000000" draw:marker-start="" draw:marker-start-width="0.28cm" draw:marker-start-center="false" draw:marker-end="" draw:marker-end-width="0.28cm" draw:marker-end-center="false" draw:fill="solid" draw:fill-color="#a9ce7b" draw:textarea-horizontal-align="justify" draw:textarea-vertical-align="middle" draw:auto-grow-height="false" fo:min-height="1.976cm" fo:min-width="1.723cm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01" style:family="graphic">
      <style:graphic-properties draw:stroke="solid" draw:stroke-dash="Dashed_20__28_var_29__20_2" svg:stroke-width="0.049cm" svg:stroke-color="#000000" draw:marker-start="" draw:marker-start-width="0.28cm" draw:marker-start-center="false" draw:marker-end="" draw:marker-end-width="0.28cm" draw:marker-end-center="false" draw:fill="solid" draw:fill-color="#a9ce7b" draw:textarea-horizontal-align="justify" draw:textarea-vertical-align="middle" draw:auto-grow-height="false" fo:min-height="1.928cm" fo:min-width="1.679cm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02" style:family="graphic">
      <style:graphic-properties draw:stroke="solid" draw:stroke-dash="Dashed_20__28_var_29__20_2" svg:stroke-width="0.049cm" svg:stroke-color="#000000" draw:marker-start="" draw:marker-start-width="0.28cm" draw:marker-start-center="false" draw:marker-end="" draw:marker-end-width="0.28cm" draw:marker-end-center="false" draw:fill="solid" draw:fill-color="#a9ce7b" draw:textarea-horizontal-align="justify" draw:textarea-vertical-align="middle" draw:auto-grow-height="false" fo:min-height="1.954cm" fo:min-width="1.702cm" fo:padding-top="0.15cm" fo:padding-bottom="0.15cm" fo:padding-left="0.275cm" fo:padding-right="0.27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140634047" text:style-name="_5f_Numérotation_20_des_20_exercices_20_livrets">
        <text:list-item>
          <text:h text:style-name="P28" text:outline-level="1"><text:soft-page-break/><text:span text:style-name="_5f_livret"><text:s/>Compare l’ouverture des deux portes :</text:span></text:h>
        </text:list-item>
      </text:list>
      <text:p text:style-name="_5f_Paragraphe_20_livret_20_"><draw:g text:anchor-type="char" draw:z-index="17" draw:name="Shape12_0" draw:style-name="gr1"><draw:line draw:style-name="gr77" draw:text-style-name="P47" svg:x1="0.619cm" svg:y1="4.039cm" svg:x2="0.619cm" svg:y2="4.214cm"><text:p/></draw:line><draw:line draw:style-name="gr77" draw:text-style-name="P47" svg:x1="0.794cm" svg:y1="4.039cm" svg:x2="0.619cm" svg:y2="4.039cm"><text:p/></draw:line><draw:line draw:style-name="gr77" draw:text-style-name="P47" svg:x1="0.794cm" svg:y1="4.035cm" svg:x2="0.794cm" svg:y2="-0.158cm"><text:p/></draw:line><draw:line draw:style-name="gr77" draw:text-style-name="P47" svg:x1="3.415cm" svg:y1="-0.158cm" svg:x2="0.794cm" svg:y2="-0.158cm"><text:p/></draw:line><draw:line draw:style-name="gr77" draw:text-style-name="P47" svg:x1="3.414cm" svg:y1="-0.158cm" svg:x2="3.414cm" svg:y2="4.035cm"><text:p/></draw:line><draw:line draw:style-name="gr77" draw:text-style-name="P47" svg:x1="3.589cm" svg:y1="4.039cm" svg:x2="3.414cm" svg:y2="4.039cm"><text:p/></draw:line><draw:line draw:style-name="gr77" draw:text-style-name="P47" svg:x1="3.588cm" svg:y1="4.039cm" svg:x2="3.588cm" svg:y2="4.214cm"><text:p/></draw:line><draw:line draw:style-name="gr77" draw:text-style-name="P47" svg:x1="0.881cm" svg:y1="4.21cm" svg:x2="0.619cm" svg:y2="4.21cm"><text:p/></draw:line><draw:line draw:style-name="gr77" draw:text-style-name="P47" svg:x1="0.881cm" svg:y1="4.21cm" svg:x2="0.881cm" svg:y2="-0.071cm"><text:p/></draw:line><draw:line draw:style-name="gr77" draw:text-style-name="P47" svg:x1="3.327cm" svg:y1="-0.071cm" svg:x2="0.881cm" svg:y2="-0.071cm"><text:p/></draw:line><draw:line draw:style-name="gr77" draw:text-style-name="P47" svg:x1="3.329cm" svg:y1="4.21cm" svg:x2="3.329cm" svg:y2="-0.071cm"><text:p/></draw:line><draw:line draw:style-name="gr77" draw:text-style-name="P47" svg:x1="3.591cm" svg:y1="4.21cm" svg:x2="3.329cm" svg:y2="4.21cm"><text:p/></draw:line><draw:custom-shape draw:style-name="gr78" draw:text-style-name="P48" svg:width="4.968cm" svg:height="1.749cm" draw:transform="rotate (-1.5707963267949) translate (2.71286111111111cm -0.100541666666667cm)"><text:p/><draw:enhanced-geometry svg:viewBox="0 0 21600 21600" draw:glue-points="?f6 0 10800 ?f8 ?f11 10800 ?f9 21600 10800 ?f10 ?f5 10800" draw:text-areas="?f3 ?f3 ?f4 ?f4" draw:type="parallelogram" draw:modifiers="2997.48050389922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draw:style-name="gr79" draw:text-style-name="P49" svg:width="4.98cm" svg:height="1.745cm" draw:transform="rotate (-1.5707963267949) translate (2.62995833333333cm -0.0705555555555556cm)"><text:p/><draw:enhanced-geometry svg:viewBox="0 0 21600 21600" draw:glue-points="?f6 0 10800 ?f8 ?f11 10800 ?f9 21600 10800 ?f10 ?f5 10800" draw:text-areas="?f3 ?f3 ?f4 ?f4" draw:type="parallelogram" draw:modifiers="2997.48050389922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draw:style-name="gr77" draw:text-style-name="P47" svg:x1="2.715cm" svg:y1="0.628cm" svg:x2="2.628cm" svg:y2="0.628cm"><text:p/></draw:line><draw:polygon draw:style-name="gr80" draw:text-style-name="P48" svg:width="0.086cm" svg:height="4.315cm" svg:x="2.628cm" svg:y="0.594cm" svg:viewBox="0 0 87 4316" draw:points="87,0 0,36 0,4316 87,4281"><text:p/></draw:polygon><draw:polygon draw:style-name="gr81" draw:text-style-name="P50" svg:width="2.969cm" svg:height="4.367cm" svg:x="0.619cm" svg:y="-0.158cm" svg:viewBox="0 0 2970 4368" draw:points="0,4193 0,4368 262,4368 262,87 2708,87 2708,4368 2970,4368 2970,4193 2795,4193 2795,0 175,0 175,4193 175,4193"><text:p/></draw:polygon><draw:line draw:style-name="gr77" draw:text-style-name="P47" svg:x1="2.715cm" svg:y1="2.6cm" svg:x2="2.628cm" svg:y2="2.638cm"><text:p/></draw:line><draw:line draw:style-name="gr77" draw:text-style-name="P47" svg:x1="2.345cm" svg:y1="2.515cm" svg:x2="2.628cm" svg:y2="2.638cm"><text:p/></draw:line><draw:line draw:style-name="gr77" draw:text-style-name="P47" svg:x1="2.345cm" svg:y1="2.689cm" svg:x2="2.628cm" svg:y2="2.812cm"><text:p/></draw:line><draw:line draw:style-name="gr77" draw:text-style-name="P47" svg:x1="2.715cm" svg:y1="2.776cm" svg:x2="2.628cm" svg:y2="2.814cm"><text:p/></draw:line><draw:line draw:style-name="gr77" draw:text-style-name="P47" svg:x1="2.345cm" svg:y1="2.515cm" svg:x2="2.345cm" svg:y2="2.69cm"><text:p/></draw:line><draw:polygon draw:style-name="gr82" draw:text-style-name="P51" svg:width="0.436cm" svg:height="0.436cm" svg:x="2.283cm" svg:y="2.463cm" svg:viewBox="0 0 437 437" draw:points="349,140 0,0 0,289 349,437 437,390 437,76"><text:p/></draw:polygon><draw:line draw:style-name="gr77" draw:text-style-name="P47" svg:x1="2.628cm" svg:y1="2.552cm" svg:x2="2.628cm" svg:y2="2.901cm"><text:p/></draw:line><draw:custom-shape draw:style-name="gr83" draw:text-style-name="P52" svg:width="0.066cm" svg:height="0.087cm" svg:x="2.628cm" svg:y="2.725cm"><text:p/><draw:enhanced-geometry svg:viewBox="0 0 21600 21600" draw:type="rectangle" draw:enhanced-path="M 0 0 L 21600 0 21600 21600 0 21600 0 0 Z N"/></draw:custom-shape><draw:polygon draw:style-name="gr84" draw:text-style-name="P52" svg:width="0.065cm" svg:height="0.037cm" svg:x="2.628cm" svg:y="2.686cm" svg:viewBox="0 0 66 38" draw:points="65,38 66,0 0,38"><text:p/></draw:polygon><draw:line draw:style-name="gr77" draw:text-style-name="P47" svg:x1="7.961cm" svg:y1="4.039cm" svg:x2="7.961cm" svg:y2="4.214cm"><text:p/></draw:line><draw:line draw:style-name="gr77" draw:text-style-name="P47" svg:x1="7.782cm" svg:y1="4.039cm" svg:x2="7.957cm" svg:y2="4.039cm"><text:p/></draw:line><draw:line draw:style-name="gr77" draw:text-style-name="P47" svg:x1="7.782cm" svg:y1="4.035cm" svg:x2="7.782cm" svg:y2="-0.158cm"><text:p/></draw:line><draw:line draw:style-name="gr77" draw:text-style-name="P47" svg:x1="5.161cm" svg:y1="-0.158cm" svg:x2="7.782cm" svg:y2="-0.158cm"><text:p/></draw:line><draw:line draw:style-name="gr77" draw:text-style-name="P47" svg:x1="5.161cm" svg:y1="-0.158cm" svg:x2="5.161cm" svg:y2="4.035cm"><text:p/></draw:line><draw:line draw:style-name="gr77" draw:text-style-name="P47" svg:x1="4.985cm" svg:y1="4.039cm" svg:x2="5.16cm" svg:y2="4.039cm"><text:p/></draw:line><draw:line draw:style-name="gr77" draw:text-style-name="P47" svg:x1="4.985cm" svg:y1="4.039cm" svg:x2="4.985cm" svg:y2="4.214cm"><text:p/></draw:line><draw:line draw:style-name="gr77" draw:text-style-name="P47" svg:x1="7.695cm" svg:y1="4.21cm" svg:x2="7.957cm" svg:y2="4.21cm"><text:p/></draw:line><draw:line draw:style-name="gr77" draw:text-style-name="P47" svg:x1="7.695cm" svg:y1="4.21cm" svg:x2="7.695cm" svg:y2="-0.071cm"><text:p/></draw:line><draw:line draw:style-name="gr77" draw:text-style-name="P47" svg:x1="5.249cm" svg:y1="-0.071cm" svg:x2="7.695cm" svg:y2="-0.071cm"><text:p/></draw:line><draw:line draw:style-name="gr77" draw:text-style-name="P47" svg:x1="5.249cm" svg:y1="4.21cm" svg:x2="5.249cm" svg:y2="-0.071cm"><text:p/></draw:line><draw:line draw:style-name="gr77" draw:text-style-name="P47" svg:x1="4.985cm" svg:y1="4.21cm" svg:x2="5.247cm" svg:y2="4.21cm"><text:p/></draw:line><draw:custom-shape draw:style-name="gr85" draw:text-style-name="P48" svg:width="4.783cm" svg:height="1.923cm" draw:transform="rotate (-1.5707963267949) translate (7.60941666666667cm -0.0917222222222222cm)"><text:p/><draw:enhanced-geometry svg:viewBox="0 0 21600 21600" draw:mirror-horizontal="true" draw:glue-points="?f6 0 10800 ?f8 ?f11 10800 ?f9 21600 10800 ?f10 ?f5 10800" draw:text-areas="?f3 ?f3 ?f4 ?f4" draw:type="parallelogram" draw:modifiers="2296.01824241361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polygon draw:style-name="gr80" draw:text-style-name="P48" svg:width="0.086cm" svg:height="4.313cm" svg:x="5.687cm" svg:y="0.42cm" svg:viewBox="0 0 87 4314" draw:points="0,0 87,17 87,4314 0,4276"><text:p/></draw:polygon><draw:polygon draw:style-name="gr81" draw:text-style-name="P50" svg:width="2.969cm" svg:height="4.367cm" svg:x="4.985cm" svg:y="-0.158cm" svg:viewBox="0 0 2970 4368" draw:points="2970,4193 2970,4368 2708,4368 2708,87 262,87 262,4368 0,4368 0,4193 175,4193 175,0 2795,0 2795,4193 2795,4193"><text:p/></draw:polygon><draw:custom-shape draw:style-name="gr86" draw:text-style-name="P49" svg:width="4.806cm" svg:height="1.923cm" draw:transform="rotate (-1.5707963267949) translate (7.69408333333333cm -0.0705555555555556cm)"><text:p/><draw:enhanced-geometry svg:viewBox="0 0 21600 21600" draw:mirror-horizontal="true" draw:glue-points="?f6 0 10800 ?f8 ?f11 10800 ?f9 21600 10800 ?f10 ?f5 10800" draw:text-areas="?f3 ?f3 ?f4 ?f4" draw:type="parallelogram" draw:modifiers="2296.01824241361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draw:style-name="gr77" draw:text-style-name="P47" svg:x1="5.687cm" svg:y1="2.687cm" svg:x2="5.774cm" svg:y2="2.725cm"><text:p/></draw:line><draw:line draw:style-name="gr77" draw:text-style-name="P47" svg:x1="6.056cm" svg:y1="2.6cm" svg:x2="5.773cm" svg:y2="2.723cm"><text:p/></draw:line><draw:line draw:style-name="gr77" draw:text-style-name="P47" svg:x1="6.056cm" svg:y1="2.776cm" svg:x2="5.773cm" svg:y2="2.899cm"><text:p/></draw:line><draw:line draw:style-name="gr77" draw:text-style-name="P47" svg:x1="5.687cm" svg:y1="2.861cm" svg:x2="5.774cm" svg:y2="2.899cm"><text:p/></draw:line><draw:line draw:style-name="gr77" draw:text-style-name="P47" svg:x1="6.056cm" svg:y1="2.6cm" svg:x2="6.056cm" svg:y2="2.775cm"><text:p/></draw:line><draw:polygon draw:style-name="gr82" draw:text-style-name="P51" svg:width="0.436cm" svg:height="0.436cm" svg:x="5.687cm" svg:y="2.552cm" svg:viewBox="0 0 437 437" draw:points="87,140 437,0 437,289 87,437 0,390 0,76"><text:p/></draw:polygon><draw:line draw:style-name="gr77" draw:text-style-name="P47" svg:x1="5.773cm" svg:y1="2.637cm" svg:x2="5.773cm" svg:y2="2.986cm"><text:p/></draw:line><draw:custom-shape draw:style-name="gr83" draw:text-style-name="P52" svg:width="0.064cm" svg:height="0.089cm" svg:x="5.708cm" svg:y="2.811cm"><text:p/><draw:enhanced-geometry svg:viewBox="0 0 21600 21600" draw:mirror-horizontal="true" draw:type="rectangle" draw:enhanced-path="M 0 0 L 21600 0 21600 21600 0 21600 0 0 Z N"/></draw:custom-shape><draw:polygon draw:style-name="gr84" draw:text-style-name="P52" svg:width="0.065cm" svg:height="0.037cm" svg:x="5.707cm" svg:y="2.776cm" svg:viewBox="0 0 66 38" draw:points="1,38 0,0 66,38"><text:p/></draw:polygon></draw:g><text:span text:style-name="Character_5f_20_5f_style"><text:span text:style-name="T4"/></text:span></text:p>
      <text:p text:style-name="_5f_Paragraphe_20_livret_20_"><text:span text:style-name="Character_5f_20_5f_style"><text:span text:style-name="T4"/></text:span></text:p>
      <text:p text:style-name="_5f_Paragraphe_20_livret_20_"><text:span text:style-name="Character_5f_20_5f_style"><text:span text:style-name="T4"/></text:span></text:p>
      <text:p text:style-name="_5f_Paragraphe_20_livret_20_"><text:span text:style-name="Character_5f_20_5f_style"><text:span text:style-name="T4"/></text:span></text:p>
      <text:p text:style-name="_5f_Paragraphe_20_livret_20_"><text:span text:style-name="Character_5f_20_5f_style"><text:span text:style-name="T4"/></text:span></text:p>
      <text:p text:style-name="_5f_Paragraphe_20_livret_20_"><text:span text:style-name="Character_5f_20_5f_style"><text:span text:style-name="T4"/></text:span></text:p>
      <text:p text:style-name="_5f_Paragraphe_20_livret_20_"><text:span text:style-name="Character_5f_20_5f_style"><text:span text:style-name="T4"/></text:span></text:p>
      <text:p text:style-name="_5f_Paragraphe_20_livret_20_"><text:span text:style-name="Character_5f_20_5f_style"><text:span text:style-name="T4"/></text:span></text:p>
      <text:p text:style-name="_5f_Paragraphe_20_livret_20_"><text:span text:style-name="Character_5f_20_5f_style"><text:span text:style-name="T4"/></text:span></text:p>
      <text:p text:style-name="_5f_Paragraphe_20_livret_20_"><text:span text:style-name="Character_5f_20_5f_style"><text:span text:style-name="T4"/></text:span></text:p>
      <text:p text:style-name="P4"><text:span text:style-name="Character_5f_20_5f_style"><text:span text:style-name="T5">………………………………………………………………….</text:span></text:span></text:p>
      <text:list xml:id="list64704435629999" text:continue-numbering="true" text:style-name="_5f_Numérotation_20_des_20_exercices_20_livrets">
        <text:list-item>
          <text:h text:style-name="_5f_Titre_20_d_27_exercices_20_livret_20_sans_20_titre_20_avec_20_num_20_exo" text:outline-level="1"><text:span text:style-name="_5f_livret"><text:s/>Le champ visuel est la portion d’espace que l’on peut voir devant soi en gardant les yeux im­mobiles. </text:span></text:h>
        </text:list-item>
      </text:list>
      <text:p text:style-name="_5f_Paragraphe_20_livret_20_"><text:span text:style-name="_5f_livret">Compare les différents angles coloriés, représen­tant </text:span><text:span text:style-name="_5f_livret"><text:span text:style-name="T23">ci-dessous </text:span></text:span><text:span text:style-name="_5f_livret">les champs de vision de l’homme et de quelques animaux :</text:span></text:p>
      <text:h text:style-name="P15" text:outline-level="1"><draw:g text:anchor-type="char" draw:z-index="8" draw:name="Shape13" draw:style-name="gr1"><draw:custom-shape draw:style-name="gr94" draw:text-style-name="P49" svg:width="2.251cm" svg:height="2.251cm" draw:transform="rotate (-0.64943701466709) translate (1.44638888888889cm 0.384527777777778cm)"><text:p/><draw:enhanced-geometry draw:glue-point-type="segments" draw:type="mso-spt100" draw:modifiers="-0.0997934936621598 105.388614174282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g draw:style-name="gr17"><draw:g draw:style-name="gr17"><draw:custom-shape draw:style-name="gr92" draw:text-style-name="P48" svg:width="0.17cm" svg:height="0.114cm" svg:x="1.436cm" svg:y="1.844cm"><text:p/><draw:enhanced-geometry svg:viewBox="0 0 21600 21600" draw:type="block-arc" draw:modifiers="-169.590280348451 9813.34675153938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line draw:style-name="gr93" draw:text-style-name="P47" svg:x1="1.461cm" svg:y1="1.86cm" svg:x2="1.427cm" svg:y2="1.816cm"><text:p/></draw:line><draw:line draw:style-name="gr93" draw:text-style-name="P47" svg:x1="1.49cm" svg:y1="1.845cm" svg:x2="1.471cm" svg:y2="1.801cm"><text:p/></draw:line><draw:line draw:style-name="gr93" draw:text-style-name="P47" svg:x1="1.531cm" svg:y1="1.845cm" svg:x2="1.531cm" svg:y2="1.793cm"><text:p/></draw:line><draw:line draw:style-name="gr93" draw:text-style-name="P47" svg:x1="1.561cm" svg:y1="1.853cm" svg:x2="1.582cm" svg:y2="1.801cm"><text:p/></draw:line><draw:line draw:style-name="gr93" draw:text-style-name="P47" svg:x1="1.591cm" svg:y1="1.867cm" svg:x2="1.626cm" svg:y2="1.816cm"><text:p/></draw:line></draw:g><draw:g draw:style-name="gr17"><draw:g draw:style-name="gr17"><draw:line draw:style-name="gr93" draw:text-style-name="P47" svg:x1="1.778cm" svg:y1="1.845cm" svg:x2="1.778cm" svg:y2="1.793cm"><text:p/></draw:line><draw:g draw:style-name="gr17"><draw:custom-shape draw:style-name="gr92" draw:text-style-name="P48" svg:width="0.168cm" svg:height="0.114cm" svg:x="1.692cm" svg:y="1.847cm"><text:p/><draw:enhanced-geometry svg:viewBox="0 0 21600 21600" draw:type="block-arc" draw:modifiers="-169.590280348451 9813.34675153938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line draw:style-name="gr93" draw:text-style-name="P47" svg:x1="1.715cm" svg:y1="1.863cm" svg:x2="1.681cm" svg:y2="1.819cm"><text:p/></draw:line><draw:line draw:style-name="gr93" draw:text-style-name="P47" svg:x1="1.747cm" svg:y1="1.845cm" svg:x2="1.728cm" svg:y2="1.801cm"><text:p/></draw:line><draw:line draw:style-name="gr93" draw:text-style-name="P47" svg:x1="1.815cm" svg:y1="1.853cm" svg:x2="1.836cm" svg:y2="1.801cm"><text:p/></draw:line><draw:line draw:style-name="gr93" draw:text-style-name="P47" svg:x1="1.845cm" svg:y1="1.87cm" svg:x2="1.88cm" svg:y2="1.819cm"><text:p/></draw:line></draw:g></draw:g></draw:g></draw:g></draw:g><draw:g text:anchor-type="char" draw:z-index="9" draw:name="Shape14" draw:style-name="gr1"><draw:custom-shape draw:style-name="gr91" draw:text-style-name="P49" svg:width="2.28cm" svg:height="2.28cm" draw:transform="skewX (0.000698131700797707) rotate (-2.0301669859198) translate (6.26886111111111cm 1.32291666666667cm)"><text:p/><draw:enhanced-geometry draw:glue-point-type="segments" draw:type="mso-spt100" draw:modifiers="-37.2637060787863 -16.6686396495056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g draw:style-name="gr17"><draw:g draw:style-name="gr17"><draw:custom-shape draw:style-name="gr92" draw:text-style-name="P48" svg:width="0.168cm" svg:height="0.117cm" svg:x="4.529cm" svg:y="1.725cm"><text:p/><draw:enhanced-geometry svg:viewBox="0 0 21600 21600" draw:type="block-arc" draw:modifiers="-169.590280348451 9813.34675153938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line draw:style-name="gr93" draw:text-style-name="P47" svg:x1="4.554cm" svg:y1="1.745cm" svg:x2="4.519cm" svg:y2="1.701cm"><text:p/></draw:line><draw:line draw:style-name="gr93" draw:text-style-name="P47" svg:x1="4.584cm" svg:y1="1.725cm" svg:x2="4.565cm" svg:y2="1.681cm"><text:p/></draw:line><draw:line draw:style-name="gr93" draw:text-style-name="P47" svg:x1="4.623cm" svg:y1="1.725cm" svg:x2="4.623cm" svg:y2="1.673cm"><text:p/></draw:line><draw:line draw:style-name="gr93" draw:text-style-name="P47" svg:x1="4.654cm" svg:y1="1.733cm" svg:x2="4.676cm" svg:y2="1.681cm"><text:p/></draw:line><draw:line draw:style-name="gr93" draw:text-style-name="P47" svg:x1="4.684cm" svg:y1="1.752cm" svg:x2="4.719cm" svg:y2="1.701cm"><text:p/></draw:line></draw:g><draw:g draw:style-name="gr17"><draw:g draw:style-name="gr17"><draw:line draw:style-name="gr93" draw:text-style-name="P47" svg:x1="4.877cm" svg:y1="1.725cm" svg:x2="4.877cm" svg:y2="1.673cm"><text:p/></draw:line><draw:g draw:style-name="gr17"><draw:custom-shape draw:style-name="gr92" draw:text-style-name="P48" svg:width="0.17cm" svg:height="0.114cm" svg:x="4.787cm" svg:y="1.728cm"><text:p/><draw:enhanced-geometry svg:viewBox="0 0 21600 21600" draw:type="block-arc" draw:modifiers="-169.590280348451 9813.34675153938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line draw:style-name="gr93" draw:text-style-name="P47" svg:x1="4.813cm" svg:y1="1.747cm" svg:x2="4.778cm" svg:y2="1.703cm"><text:p/></draw:line><draw:line draw:style-name="gr93" draw:text-style-name="P47" svg:x1="4.843cm" svg:y1="1.725cm" svg:x2="4.824cm" svg:y2="1.681cm"><text:p/></draw:line><draw:line draw:style-name="gr93" draw:text-style-name="P47" svg:x1="4.913cm" svg:y1="1.733cm" svg:x2="4.935cm" svg:y2="1.681cm"><text:p/></draw:line><draw:line draw:style-name="gr93" draw:text-style-name="P47" svg:x1="4.942cm" svg:y1="1.754cm" svg:x2="4.977cm" svg:y2="1.703cm"><text:p/></draw:line></draw:g></draw:g></draw:g></draw:g></draw:g><draw:g text:anchor-type="char" draw:z-index="0" draw:name="Shape15" draw:style-name="gr1"><draw:custom-shape draw:style-name="gr102" draw:text-style-name="P49" svg:width="2.253cm" svg:height="2.255cm" draw:transform="rotate (-1.8470819473856) translate (9.00465277777778cm 1.38818055555556cm)"><text:p/><draw:enhanced-geometry draw:glue-point-type="segments" draw:type="mso-spt100" draw:modifiers="-115.808811910967 83.0470425318261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g draw:style-name="gr17"><draw:g draw:style-name="gr17"><draw:custom-shape draw:style-name="gr92" draw:text-style-name="P48" svg:width="0.168cm" svg:height="0.114cm" svg:x="7.383cm" svg:y="2.288cm"><text:p/><draw:enhanced-geometry svg:viewBox="0 0 21600 21600" draw:type="block-arc" draw:modifiers="-169.590280348451 9813.34675153938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line draw:style-name="gr93" draw:text-style-name="P47" svg:x1="7.408cm" svg:y1="2.307cm" svg:x2="7.374cm" svg:y2="2.263cm"><text:p/></draw:line><draw:line draw:style-name="gr93" draw:text-style-name="P47" svg:x1="7.438cm" svg:y1="2.287cm" svg:x2="7.419cm" svg:y2="2.243cm"><text:p/></draw:line><draw:line draw:style-name="gr93" draw:text-style-name="P47" svg:x1="7.476cm" svg:y1="2.287cm" svg:x2="7.476cm" svg:y2="2.235cm"><text:p/></draw:line><draw:line draw:style-name="gr93" draw:text-style-name="P47" svg:x1="7.508cm" svg:y1="2.295cm" svg:x2="7.529cm" svg:y2="2.243cm"><text:p/></draw:line><draw:line draw:style-name="gr93" draw:text-style-name="P47" svg:x1="7.537cm" svg:y1="2.314cm" svg:x2="7.572cm" svg:y2="2.263cm"><text:p/></draw:line></draw:g><draw:g draw:style-name="gr17"><draw:g draw:style-name="gr17"><draw:line draw:style-name="gr93" draw:text-style-name="P47" svg:x1="7.726cm" svg:y1="2.289cm" svg:x2="7.726cm" svg:y2="2.237cm"><text:p/></draw:line><draw:g draw:style-name="gr17"><draw:custom-shape draw:style-name="gr92" draw:text-style-name="P48" svg:width="0.172cm" svg:height="0.115cm" svg:x="7.636cm" svg:y="2.288cm"><text:p/><draw:enhanced-geometry svg:viewBox="0 0 21600 21600" draw:type="block-arc" draw:modifiers="-169.590280348451 9813.34675153938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line draw:style-name="gr93" draw:text-style-name="P47" svg:x1="7.663cm" svg:y1="2.307cm" svg:x2="7.629cm" svg:y2="2.263cm"><text:p/></draw:line><draw:line draw:style-name="gr93" draw:text-style-name="P47" svg:x1="7.692cm" svg:y1="2.293cm" svg:x2="7.673cm" svg:y2="2.249cm"><text:p/></draw:line><draw:line draw:style-name="gr93" draw:text-style-name="P47" svg:x1="7.763cm" svg:y1="2.301cm" svg:x2="7.784cm" svg:y2="2.249cm"><text:p/></draw:line><draw:line draw:style-name="gr93" draw:text-style-name="P47" svg:x1="7.792cm" svg:y1="2.314cm" svg:x2="7.827cm" svg:y2="2.263cm"><text:p/></draw:line></draw:g></draw:g></draw:g></draw:g></draw:g></text:h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><text:span text:style-name="_5f_Numéros_20_exercices_20_livret"/></text:p>
      <text:p text:style-name="P10">Chien <text:tab/><text:tab/> <text:s text:c="3"/>Cheval <text:tab/> <text:s text:c="5"/>Hibou</text:p>
      <text:p text:style-name="_5f_Paragraphe_20_livret_20_"><draw:g text:anchor-type="char" draw:z-index="3" draw:name="Shape18" draw:style-name="gr1"><draw:custom-shape draw:style-name="gr99" draw:text-style-name="P49" svg:width="2.308cm" svg:height="2.308cm" draw:transform="rotate (-2.97002678811875) translate (8.31673611111111cm 2.49766666666667cm)"><text:p/><draw:enhanced-geometry draw:glue-point-type="segments" draw:type="mso-spt100" draw:modifiers="-78.9788424101405 -78.6058751205997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g draw:style-name="gr17"><draw:g draw:style-name="gr17"><draw:custom-shape draw:style-name="gr92" draw:text-style-name="P48" svg:width="0.174cm" svg:height="0.115cm" svg:x="6.752cm" svg:y="1.427cm"><text:p/><draw:enhanced-geometry svg:viewBox="0 0 21600 21600" draw:type="block-arc" draw:modifiers="-169.590280348451 9813.34675153938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line draw:style-name="gr93" draw:text-style-name="P47" svg:x1="6.78cm" svg:y1="1.444cm" svg:x2="6.745cm" svg:y2="1.399cm"><text:p/></draw:line><draw:line draw:style-name="gr93" draw:text-style-name="P47" svg:x1="6.81cm" svg:y1="1.427cm" svg:x2="6.791cm" svg:y2="1.382cm"><text:p/></draw:line><draw:line draw:style-name="gr93" draw:text-style-name="P47" svg:x1="6.849cm" svg:y1="1.427cm" svg:x2="6.849cm" svg:y2="1.374cm"><text:p/></draw:line><draw:line draw:style-name="gr93" draw:text-style-name="P47" svg:x1="6.88cm" svg:y1="1.435cm" svg:x2="6.902cm" svg:y2="1.382cm"><text:p/></draw:line><draw:line draw:style-name="gr93" draw:text-style-name="P47" svg:x1="6.916cm" svg:y1="1.451cm" svg:x2="6.952cm" svg:y2="1.399cm"><text:p/></draw:line></draw:g><draw:g draw:style-name="gr17"><draw:g draw:style-name="gr17"><draw:line draw:style-name="gr93" draw:text-style-name="P47" svg:x1="7.112cm" svg:y1="1.428cm" svg:x2="7.112cm" svg:y2="1.375cm"><text:p/></draw:line><draw:g draw:style-name="gr17"><draw:custom-shape draw:style-name="gr92" draw:text-style-name="P48" svg:width="0.174cm" svg:height="0.115cm" svg:x="7.015cm" svg:y="1.429cm"><text:p/><draw:enhanced-geometry svg:viewBox="0 0 21600 21600" draw:type="block-arc" draw:modifiers="-169.590280348451 9813.34675153938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line draw:style-name="gr93" draw:text-style-name="P47" svg:x1="7.041cm" svg:y1="1.446cm" svg:x2="7.006cm" svg:y2="1.401cm"><text:p/></draw:line><draw:line draw:style-name="gr93" draw:text-style-name="P47" svg:x1="7.071cm" svg:y1="1.428cm" svg:x2="7.052cm" svg:y2="1.383cm"><text:p/></draw:line><draw:line draw:style-name="gr93" draw:text-style-name="P47" svg:x1="7.141cm" svg:y1="1.436cm" svg:x2="7.163cm" svg:y2="1.383cm"><text:p/></draw:line><draw:line draw:style-name="gr93" draw:text-style-name="P47" svg:x1="7.171cm" svg:y1="1.453cm" svg:x2="7.207cm" svg:y2="1.401cm"><text:p/></draw:line></draw:g></draw:g></draw:g></draw:g></draw:g></text:p>
      <text:p text:style-name="_5f_Paragraphe_20_livret_20_"><draw:g text:anchor-type="char" draw:z-index="2" draw:name="Shape17" draw:style-name="gr1"><draw:custom-shape draw:style-name="gr100" draw:text-style-name="P49" svg:width="2.274cm" svg:height="2.276cm" draw:transform="rotate (-2.97002678811875) translate (5.62327777777778cm 2.2225cm)"><text:p/><draw:enhanced-geometry draw:glue-point-type="segments" draw:type="mso-spt100" draw:modifiers="-114.718264889907 -44.1673642265607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g draw:style-name="gr17"><draw:g draw:style-name="gr17"><draw:custom-shape draw:style-name="gr92" draw:text-style-name="P48" svg:width="0.17cm" svg:height="0.115cm" svg:x="4.076cm" svg:y="1.142cm"><text:p/><draw:enhanced-geometry svg:viewBox="0 0 21600 21600" draw:type="block-arc" draw:modifiers="-169.590280348451 9813.34675153938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line draw:style-name="gr93" draw:text-style-name="P47" svg:x1="4.101cm" svg:y1="1.159cm" svg:x2="4.066cm" svg:y2="1.115cm"><text:p/></draw:line><draw:line draw:style-name="gr93" draw:text-style-name="P47" svg:x1="4.132cm" svg:y1="1.143cm" svg:x2="4.113cm" svg:y2="1.099cm"><text:p/></draw:line><draw:line draw:style-name="gr93" draw:text-style-name="P47" svg:x1="4.173cm" svg:y1="1.143cm" svg:x2="4.173cm" svg:y2="1.091cm"><text:p/></draw:line><draw:line draw:style-name="gr93" draw:text-style-name="P47" svg:x1="4.203cm" svg:y1="1.151cm" svg:x2="4.225cm" svg:y2="1.099cm"><text:p/></draw:line><draw:line draw:style-name="gr93" draw:text-style-name="P47" svg:x1="4.23cm" svg:y1="1.166cm" svg:x2="4.265cm" svg:y2="1.115cm"><text:p/></draw:line></draw:g><draw:g draw:style-name="gr17"><draw:g draw:style-name="gr17"><draw:line draw:style-name="gr93" draw:text-style-name="P47" svg:x1="4.427cm" svg:y1="1.144cm" svg:x2="4.427cm" svg:y2="1.092cm"><text:p/></draw:line><draw:g draw:style-name="gr17"><draw:custom-shape draw:style-name="gr92" draw:text-style-name="P48" svg:width="0.172cm" svg:height="0.114cm" svg:x="4.332cm" svg:y="1.145cm"><text:p/><draw:enhanced-geometry svg:viewBox="0 0 21600 21600" draw:type="block-arc" draw:modifiers="-169.590280348451 9813.34675153938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line draw:style-name="gr93" draw:text-style-name="P47" svg:x1="4.359cm" svg:y1="1.164cm" svg:x2="4.324cm" svg:y2="1.12cm"><text:p/></draw:line><draw:line draw:style-name="gr93" draw:text-style-name="P47" svg:x1="4.393cm" svg:y1="1.143cm" svg:x2="4.374cm" svg:y2="1.099cm"><text:p/></draw:line><draw:line draw:style-name="gr93" draw:text-style-name="P47" svg:x1="4.459cm" svg:y1="1.151cm" svg:x2="4.481cm" svg:y2="1.099cm"><text:p/></draw:line><draw:line draw:style-name="gr93" draw:text-style-name="P47" svg:x1="4.488cm" svg:y1="1.171cm" svg:x2="4.523cm" svg:y2="1.12cm"><text:p/></draw:line></draw:g></draw:g></draw:g></draw:g></draw:g><draw:g text:anchor-type="char" draw:z-index="1" draw:name="Shape16" draw:style-name="gr1"><draw:custom-shape draw:style-name="gr101" draw:text-style-name="P49" svg:width="2.23cm" svg:height="2.229cm" draw:transform="skewX (0.00244346095279221) rotate (-2.02301113598663) translate (3.19263888888889cm 1.31586111111111cm)"><text:p/><draw:enhanced-geometry draw:glue-point-type="segments" draw:type="mso-spt100" draw:modifiers="-105.62984721336 54.099856116019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g draw:style-name="gr17"><draw:g draw:style-name="gr17"><draw:custom-shape draw:style-name="gr92" draw:text-style-name="P48" svg:width="0.17cm" svg:height="0.114cm" svg:x="1.485cm" svg:y="1.648cm"><text:p/><draw:enhanced-geometry svg:viewBox="0 0 21600 21600" draw:type="block-arc" draw:modifiers="-169.590280348451 9813.34675153938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line draw:style-name="gr93" draw:text-style-name="P47" svg:x1="1.511cm" svg:y1="1.663cm" svg:x2="1.477cm" svg:y2="1.619cm"><text:p/></draw:line><draw:line draw:style-name="gr93" draw:text-style-name="P47" svg:x1="1.544cm" svg:y1="1.647cm" svg:x2="1.525cm" svg:y2="1.603cm"><text:p/></draw:line><draw:line draw:style-name="gr93" draw:text-style-name="P47" svg:x1="1.579cm" svg:y1="1.647cm" svg:x2="1.579cm" svg:y2="1.596cm"><text:p/></draw:line><draw:line draw:style-name="gr93" draw:text-style-name="P47" svg:x1="1.61cm" svg:y1="1.654cm" svg:x2="1.631cm" svg:y2="1.603cm"><text:p/></draw:line><draw:line draw:style-name="gr93" draw:text-style-name="P47" svg:x1="1.64cm" svg:y1="1.669cm" svg:x2="1.675cm" svg:y2="1.619cm"><text:p/></draw:line></draw:g><draw:g draw:style-name="gr17"><draw:g draw:style-name="gr17"><draw:line draw:style-name="gr93" draw:text-style-name="P47" svg:x1="1.827cm" svg:y1="1.647cm" svg:x2="1.827cm" svg:y2="1.596cm"><text:p/></draw:line><draw:g draw:style-name="gr17"><draw:custom-shape draw:style-name="gr92" draw:text-style-name="P48" svg:width="0.168cm" svg:height="0.115cm" svg:x="1.737cm" svg:y="1.648cm"><text:p/><draw:enhanced-geometry svg:viewBox="0 0 21600 21600" draw:type="block-arc" draw:modifiers="-169.590280348451 9813.34675153938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line draw:style-name="gr93" draw:text-style-name="P47" svg:x1="1.764cm" svg:y1="1.663cm" svg:x2="1.73cm" svg:y2="1.619cm"><text:p/></draw:line><draw:line draw:style-name="gr93" draw:text-style-name="P47" svg:x1="1.795cm" svg:y1="1.647cm" svg:x2="1.776cm" svg:y2="1.603cm"><text:p/></draw:line><draw:line draw:style-name="gr93" draw:text-style-name="P47" svg:x1="1.864cm" svg:y1="1.654cm" svg:x2="1.885cm" svg:y2="1.603cm"><text:p/></draw:line><draw:line draw:style-name="gr93" draw:text-style-name="P47" svg:x1="1.894cm" svg:y1="1.669cm" svg:x2="1.929cm" svg:y2="1.619cm"><text:p/></draw:line></draw:g></draw:g></draw:g></draw:g></draw:g></text:p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P1"><text:span text:style-name="T28">Crabe<text:tab/><text:tab/></text:span><text:span text:style-name="T27">C</text:span><text:span text:style-name="T28">hat<text:tab/><text:tab/>Mouche</text:span><text:span text:style-name="T21"> </text:span></text:p>
      <text:p text:style-name="_5f_Paragraphe_20_livret_20_"/>
      <text:p text:style-name="P8"><draw:g text:anchor-type="char" draw:z-index="4" draw:name="Shape19" draw:style-name="gr1"><draw:custom-shape draw:style-name="gr98" draw:text-style-name="P49" svg:width="2.169cm" svg:height="2.169cm" draw:transform="rotate (-2.02301113598663) translate (3.12561111111111cm 0.855486111111111cm)"><text:p/><draw:enhanced-geometry draw:glue-point-type="segments" draw:type="mso-spt100" draw:modifiers="-114.578673591313 64.6932222025024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g draw:style-name="gr17"><draw:g draw:style-name="gr17"><draw:custom-shape draw:style-name="gr92" draw:text-style-name="P48" svg:width="0.163cm" svg:height="0.108cm" svg:x="1.453cm" svg:y="1.555cm"><text:p/><draw:enhanced-geometry svg:viewBox="0 0 21600 21600" draw:type="block-arc" draw:modifiers="-169.590280348451 9813.34675153938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line draw:style-name="gr93" draw:text-style-name="P47" svg:x1="1.476cm" svg:y1="1.571cm" svg:x2="1.443cm" svg:y2="1.529cm"><text:p/></draw:line><draw:line draw:style-name="gr93" draw:text-style-name="P47" svg:x1="1.505cm" svg:y1="1.555cm" svg:x2="1.487cm" svg:y2="1.513cm"><text:p/></draw:line><draw:line draw:style-name="gr93" draw:text-style-name="P47" svg:x1="1.54cm" svg:y1="1.553cm" svg:x2="1.54cm" svg:y2="1.503cm"><text:p/></draw:line><draw:line draw:style-name="gr93" draw:text-style-name="P47" svg:x1="1.57cm" svg:y1="1.563cm" svg:x2="1.591cm" svg:y2="1.513cm"><text:p/></draw:line><draw:line draw:style-name="gr93" draw:text-style-name="P47" svg:x1="1.6cm" svg:y1="1.578cm" svg:x2="1.634cm" svg:y2="1.529cm"><text:p/></draw:line></draw:g><draw:g draw:style-name="gr17"><draw:g draw:style-name="gr17"><draw:line draw:style-name="gr93" draw:text-style-name="P47" svg:x1="1.784cm" svg:y1="1.556cm" svg:x2="1.784cm" svg:y2="1.506cm"><text:p/></draw:line><draw:g draw:style-name="gr17"><draw:custom-shape draw:style-name="gr92" draw:text-style-name="P48" svg:width="0.163cm" svg:height="0.108cm" svg:x="1.698cm" svg:y="1.557cm"><text:p/><draw:enhanced-geometry svg:viewBox="0 0 21600 21600" draw:type="block-arc" draw:modifiers="-169.590280348451 9813.34675153938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line draw:style-name="gr93" draw:text-style-name="P47" svg:x1="1.723cm" svg:y1="1.575cm" svg:x2="1.69cm" svg:y2="1.533cm"><text:p/></draw:line><draw:line draw:style-name="gr93" draw:text-style-name="P47" svg:x1="1.752cm" svg:y1="1.556cm" svg:x2="1.734cm" svg:y2="1.514cm"><text:p/></draw:line><draw:line draw:style-name="gr93" draw:text-style-name="P47" svg:x1="1.817cm" svg:y1="1.564cm" svg:x2="1.838cm" svg:y2="1.514cm"><text:p/></draw:line><draw:line draw:style-name="gr93" draw:text-style-name="P47" svg:x1="1.845cm" svg:y1="1.582cm" svg:x2="1.879cm" svg:y2="1.533cm"><text:p/></draw:line></draw:g></draw:g></draw:g></draw:g></draw:g></text:p>
      <text:p text:style-name="P8"/>
      <text:p text:style-name="_5f_Paragraphe_20_livret_20_"/>
      <text:p text:style-name="_5f_Paragraphe_20_livret_20_"/>
      <text:p text:style-name="_5f_Paragraphe_20_livret_20_"><text:s text:c="8"/><text:span text:style-name="T26">Homme</text:span> </text:p>
      <text:p text:style-name="P5"><text:span text:style-name="Character_5f_20_5f_style"><text:span text:style-name="T5">…………………………………………………………………</text:span></text:span></text:p>
      <text:p text:style-name="P5"><text:span text:style-name="Character_5f_20_5f_style"><text:span text:style-name="T5">…………………………………………………………………</text:span></text:span></text:p>
      <text:p text:style-name="P5"><text:span text:style-name="Character_5f_20_5f_style"><text:span text:style-name="T5">…………………………………………………………………</text:span></text:span></text:p>
      <text:p text:style-name="P5"><text:span text:style-name="Character_5f_20_5f_style"><text:span text:style-name="T5">…………………………………………………………………</text:span></text:span></text:p>
      <text:p text:style-name="P5"><text:span text:style-name="Character_5f_20_5f_style"><text:span text:style-name="T5">…………………………………………………………………</text:span></text:span></text:p>
      <text:p text:style-name="_5f_Paragraphe_20_livret_20_"><text:span text:style-name="Character_5f_20_5f_style"/></text:p>
      <text:p text:style-name="_5f_Paragraphe_20_livret_20_"><text:span text:style-name="Character_5f_20_5f_style"/></text:p>
      <text:p text:style-name="_5f_Paragraphe_20_livret_20_"><text:span text:style-name="Character_5f_20_5f_style"/></text:p>
      <text:p text:style-name="_5f_Paragraphe_20_livret_20_"><text:span text:style-name="Character_5f_20_5f_style"/></text:p>
      <text:list xml:id="list64705471206136" text:continue-numbering="true" text:style-name="_5f_Numérotation_20_des_20_exercices_20_livrets">
        <text:list-item>
          <text:h text:style-name="P30" text:outline-level="1"><text:span text:style-name="T32">Utilise les figures pour compléter</text:span> le tableau.</text:h>
        </text:list-item>
      </text:list>
      <text:p text:style-name="P25"><draw:g text:anchor-type="char" draw:z-index="18" draw:name="DrawObject1" draw:style-name="gr35"><draw:g draw:style-name="gr17"><draw:g draw:style-name="gr17"><draw:ellipse draw:style-name="gr36" draw:text-style-name="P41" svg:width="0.68cm" svg:height="0.816cm" draw:transform="skewX (-0.0020943951023932) rotate (0.394968009726317) translate (1.41463888888889cm 1.57868055555556cm)" draw:kind="section" draw:start-angle="-6" draw:end-angle="23.43"><text:p/></draw:ellipse><draw:frame draw:style-name="gr37" draw:text-style-name="P42" svg:width="0.246cm" svg:height="0.414cm" svg:x="1.621cm" svg:y="1.678cm"><draw:text-box><text:p text:style-name="P39"><text:span text:style-name="T38">A</text:span></text:p></draw:text-box></draw:frame><draw:g draw:style-name="gr17"><draw:line draw:style-name="gr38" draw:text-style-name="P43" svg:x1="2.797cm" svg:y1="0.597cm" svg:x2="2.953cm" svg:y2="0.676cm"><text:p/></draw:line><draw:line draw:style-name="gr39" draw:text-style-name="P43" svg:x1="2.847cm" svg:y1="0.718cm" svg:x2="2.9cm" svg:y2="0.552cm"><text:p/></draw:line></draw:g><draw:line draw:style-name="gr40" draw:text-style-name="P43" svg:x1="3.247cm" svg:y1="0.18cm" svg:x2="1.874cm" svg:y2="1.835cm"><text:p/></draw:line><draw:g draw:style-name="gr17"><draw:line draw:style-name="gr41" draw:text-style-name="P43" svg:x1="3.723cm" svg:y1="1.256cm" svg:x2="3.879cm" svg:y2="1.335cm"><text:p/></draw:line><draw:line draw:style-name="gr42" draw:text-style-name="P43" svg:x1="3.778cm" svg:y1="1.376cm" svg:x2="3.831cm" svg:y2="1.21cm"><text:p/></draw:line></draw:g><draw:line draw:style-name="gr43" draw:text-style-name="P43" svg:x1="4.067cm" svg:y1="1.217cm" svg:x2="1.874cm" svg:y2="1.833cm"><text:p/></draw:line><draw:frame draw:style-name="gr44" draw:text-style-name="P42" svg:width="0.246cm" svg:height="0.414cm" svg:x="2.612cm" svg:y="0.281cm"><draw:text-box><text:p text:style-name="P39"><text:span text:style-name="T38">B</text:span></text:p></draw:text-box></draw:frame><draw:frame draw:style-name="gr45" draw:text-style-name="P42" svg:width="0.251cm" svg:height="0.414cm" svg:x="3.695cm" svg:y="0.933cm"><draw:text-box><text:p text:style-name="P39"><text:span text:style-name="T38">C</text:span></text:p></draw:text-box></draw:frame><draw:frame draw:style-name="gr46" draw:text-style-name="P40" svg:width="0.382cm" svg:height="0.451cm" svg:x="2.51cm" svg:y="1.11cm"><draw:text-box><text:p text:style-name="P39"><text:span text:style-name="T37">➊</text:span></text:p></draw:text-box></draw:frame></draw:g><draw:frame draw:style-name="gr46" draw:text-style-name="P40" svg:width="0.382cm" svg:height="0.451cm" svg:x="2.51cm" svg:y="1.11cm"><draw:text-box><text:p text:style-name="P39"><text:span text:style-name="T37">➊</text:span></text:p></draw:text-box></draw:frame><draw:frame draw:style-name="gr46" draw:text-style-name="P40" svg:width="0.382cm" svg:height="0.451cm" svg:x="2.51cm" svg:y="1.11cm"><draw:text-box><text:p text:style-name="P39"><text:span text:style-name="T37">➊</text:span></text:p></draw:text-box></draw:frame></draw:g><draw:g draw:style-name="gr17"><draw:frame draw:style-name="gr47" draw:text-style-name="P42" svg:width="0.346cm" svg:height="0.588cm" svg:x="3.911cm" svg:y="3.994cm"><draw:text-box><text:p text:style-name="P39"><text:span text:style-name="T38">E</text:span></text:p></draw:text-box></draw:frame><draw:frame draw:style-name="gr48" draw:text-style-name="P42" svg:width="0.269cm" svg:height="0.414cm" svg:x="5.784cm" svg:y="6.262cm"><draw:text-box><text:p text:style-name="P39"><text:span text:style-name="T38">H</text:span></text:p></draw:text-box></draw:frame><draw:frame draw:style-name="gr49" draw:text-style-name="P42" svg:width="0.278cm" svg:height="0.414cm" svg:x="2.701cm" svg:y="5.355cm"><draw:text-box><text:p text:style-name="P39"><text:span text:style-name="T38">G</text:span></text:p></draw:text-box></draw:frame><draw:frame draw:style-name="gr50" draw:text-style-name="P42" svg:width="0.207cm" svg:height="0.414cm" svg:x="5.826cm" svg:y="5.235cm"><draw:text-box><text:p text:style-name="P39"><text:span text:style-name="T38">F</text:span></text:p></draw:text-box></draw:frame><draw:frame draw:style-name="gr51" draw:text-style-name="P42" svg:width="0.276cm" svg:height="0.414cm" svg:x="1.33cm" svg:y="5.161cm"><draw:text-box><text:p text:style-name="P39"><text:span text:style-name="T38">D</text:span></text:p></draw:text-box></draw:frame><draw:g draw:style-name="gr17"><draw:line draw:style-name="gr52" draw:text-style-name="P43" svg:x1="3.872cm" svg:y1="4.293cm" svg:x2="4.036cm" svg:y2="4.455cm"><text:p/></draw:line><draw:line draw:style-name="gr53" draw:text-style-name="P43" svg:x1="3.872cm" svg:y1="4.464cm" svg:x2="4.036cm" svg:y2="4.302cm"><text:p/></draw:line></draw:g><draw:line draw:style-name="gr54" draw:text-style-name="P43" svg:x1="5.458cm" svg:y1="3.725cm" svg:x2="1.681cm" svg:y2="5.363cm"><text:p/></draw:line><draw:line draw:style-name="gr55" draw:text-style-name="P43" svg:x1="7.185cm" svg:y1="5.168cm" svg:x2="1.681cm" svg:y2="5.361cm"><text:p/></draw:line><draw:ellipse draw:style-name="gr56" draw:text-style-name="P44" svg:width="0.987cm" svg:height="0.974cm" svg:x="1.189cm" svg:y="4.879cm" draw:kind="section" draw:start-angle="2.02" draw:end-angle="23.43"><text:p/></draw:ellipse><draw:g draw:style-name="gr17"><draw:line draw:style-name="gr57" draw:text-style-name="P43" svg:x1="5.84cm" svg:y1="6.064cm" svg:x2="6.004cm" svg:y2="6.228cm"><text:p/></draw:line><draw:line draw:style-name="gr58" draw:text-style-name="P43" svg:x1="5.84cm" svg:y1="6.228cm" svg:x2="6.004cm" svg:y2="6.064cm"><text:p/></draw:line></draw:g><draw:line draw:style-name="gr59" draw:text-style-name="P43" svg:x1="6.348cm" svg:y1="6.258cm" svg:x2="2.842cm" svg:y2="5.318cm"><text:p/></draw:line><draw:g draw:style-name="gr17"><draw:line draw:style-name="gr60" draw:text-style-name="P43" svg:x1="5.713cm" svg:y1="5.138cm" svg:x2="5.879cm" svg:y2="5.302cm"><text:p/></draw:line><draw:line draw:style-name="gr61" draw:text-style-name="P43" svg:x1="5.713cm" svg:y1="5.302cm" svg:x2="5.879cm" svg:y2="5.138cm"><text:p/></draw:line></draw:g><draw:ellipse draw:style-name="gr62" draw:text-style-name="P45" svg:width="0.981cm" svg:height="0.987cm" svg:x="2.365cm" svg:y="4.831cm" draw:kind="section" draw:start-angle="-15.01" draw:end-angle="2.02"><text:p/></draw:ellipse><draw:frame draw:style-name="gr63" draw:text-style-name="P40" svg:width="0.382cm" svg:height="0.451cm" svg:x="2.826cm" svg:y="4.865cm"><draw:text-box><text:p text:style-name="P39"><text:span text:style-name="T37">➋</text:span></text:p></draw:text-box></draw:frame><draw:frame draw:style-name="gr64" draw:text-style-name="P40" svg:width="0.382cm" svg:height="0.451cm" svg:x="4.461cm" svg:y="5.331cm"><draw:text-box><text:p text:style-name="P39"><text:span text:style-name="T37">➌</text:span></text:p></draw:text-box></draw:frame></draw:g><draw:g draw:style-name="gr17"><draw:frame draw:style-name="gr65" draw:text-style-name="P42" svg:width="0.202cm" svg:height="0.414cm" svg:x="6.532cm" svg:y="0.639cm"><draw:text-box><text:p text:style-name="P39"><text:span text:style-name="T38">L</text:span></text:p></draw:text-box></draw:frame><draw:frame draw:style-name="gr66" draw:text-style-name="P42" svg:width="0.35cm" svg:height="0.414cm" svg:x="8.029cm" svg:y="2.223cm"><draw:text-box><text:p text:style-name="P39"><text:span text:style-name="T38">K</text:span></text:p></draw:text-box></draw:frame><draw:frame draw:style-name="gr67" draw:text-style-name="P40" svg:width="0.426cm" svg:height="0.451cm" svg:x="7.114cm" svg:y="2.016cm"><draw:text-box><text:p text:style-name="P39"><text:span text:style-name="T37">➎</text:span></text:p></draw:text-box></draw:frame><draw:g draw:style-name="gr17"><draw:line draw:style-name="gr68" draw:text-style-name="P43" svg:x1="7.974cm" svg:y1="2.344cm" svg:x2="5.108cm" svg:y2="2.853cm"><text:p/></draw:line><draw:line draw:style-name="gr69" draw:text-style-name="P43" svg:x1="7.974cm" svg:y1="2.338cm" svg:x2="6.611cm" svg:y2="0.989cm"><text:p/></draw:line><draw:line draw:style-name="gr70" draw:text-style-name="P43" svg:x1="6.61cm" svg:y1="0.989cm" svg:x2="5.108cm" svg:y2="2.848cm"><text:p/></draw:line><draw:circle draw:style-name="gr71" draw:text-style-name="P46" svg:width="0.983cm" svg:height="0.981cm" draw:transform="skewX (0.00174532925199436) rotate (-1.3536773678468) translate (5.48040277777778cm 2.26836111111111cm)" draw:kind="section" draw:start-angle="87.7" draw:end-angle="128.62"><text:p/></draw:circle><draw:ellipse draw:style-name="gr72" draw:text-style-name="P46" svg:width="0.978cm" svg:height="0.99cm" draw:transform="skewX (-0.00174532925199438) rotate (-1.35612082879959) translate (8.35025cm 1.75859722222222cm)" draw:kind="section" draw:start-angle="-147.04" draw:end-angle="-92.3"><text:p/></draw:ellipse><draw:ellipse draw:style-name="gr73" draw:text-style-name="P46" svg:width="0.987cm" svg:height="0.989cm" draw:transform="skewX (0.00174532925199439) rotate (-1.3543754995476) translate (6.98147222222222cm 0.405694444444444cm)" draw:kind="section" draw:start-angle="-51.38" draw:end-angle="32.96"><text:p/></draw:ellipse></draw:g><draw:frame draw:style-name="gr74" draw:text-style-name="P42" svg:width="0.369cm" svg:height="0.488cm" svg:x="4.914cm" svg:y="2.828cm"><draw:text-box><text:p text:style-name="P39"><text:span text:style-name="T38">J</text:span></text:p></draw:text-box></draw:frame><draw:frame draw:style-name="gr75" draw:text-style-name="P40" svg:width="0.382cm" svg:height="0.451cm" svg:x="5.563cm" svg:y="2.348cm"><draw:text-box><text:p text:style-name="P39"><text:span text:style-name="T37">➍</text:span></text:p></draw:text-box></draw:frame><draw:frame draw:style-name="gr76" draw:text-style-name="P40" svg:width="0.382cm" svg:height="0.451cm" svg:x="6.481cm" svg:y="1.563cm"><draw:text-box><text:p text:style-name="P39"><text:span text:style-name="T37">➏</text:span></text:p></draw:text-box></draw:frame></draw:g></draw:g><draw:frame text:anchor-type="char" draw:z-index="19" draw:name="Shape26" draw:style-name="gr34" draw:text-style-name="P40" svg:width="0.382cm" svg:height="0.451cm" svg:x="2.51cm" svg:y="1.109cm"><draw:text-box><text:p text:style-name="P39"><text:span text:style-name="T37">➊</text:span></text:p></draw:text-box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list xml:id="list64704190649686" text:continue-numbering="true" text:style-name="_5f_Numérotation_20_des_20_exercices_20_livrets">
        <text:list-header>
          <text:p text:style-name="P20"/>
        </text:list-header>
      </text:list>
      <table:table table:name="Table1" table:style-name="Table1">
        <table:table-column table:style-name="Table1.A" table:number-columns-repeated="3"/>
        <table:table-column table:style-name="Table1.D"/>
        <table:table-row table:style-name="Table1.1">
          <table:table-cell table:style-name="Table1.A1" office:value-type="string">
            <text:p text:style-name="P23">Angle</text:p>
          </table:table-cell>
          <table:table-cell table:style-name="Table1.A1" office:value-type="string">
            <text:p text:style-name="P23">Nom</text:p>
          </table:table-cell>
          <table:table-cell table:style-name="Table1.A1" office:value-type="string">
            <text:p text:style-name="P23">Sommet</text:p>
          </table:table-cell>
          <table:table-cell table:style-name="Table1.D1" office:value-type="string">
            <text:p text:style-name="P23">Côtés</text:p>
          </table:table-cell>
        </table:table-row>
        <table:table-row table:style-name="Table1.1">
          <table:table-cell table:style-name="Table1.A2" office:value-type="string">
            <text:p text:style-name="P24">➊</text:p>
          </table:table-cell>
          <table:table-cell table:style-name="Table1.B2" office:value-type="string">
            <text:p text:style-name="P12">…..</text:p>
          </table:table-cell>
          <table:table-cell table:style-name="Table1.C2" office:value-type="string">
            <text:p text:style-name="P12">…..</text:p>
          </table:table-cell>
          <table:table-cell table:style-name="Table1.D2" office:value-type="string">
            <text:p text:style-name="P12">………………………..…..</text:p>
          </table:table-cell>
        </table:table-row>
        <table:table-row table:style-name="Table1.1">
          <table:table-cell table:style-name="Table1.A2" office:value-type="string">
            <text:p text:style-name="P24">➋</text:p>
          </table:table-cell>
          <table:table-cell table:style-name="Table1.B3" office:value-type="string">
            <text:p text:style-name="P12">…..</text:p>
          </table:table-cell>
          <table:table-cell table:style-name="Table1.C3" office:value-type="string">
            <text:p text:style-name="P12">…..</text:p>
          </table:table-cell>
          <table:table-cell table:style-name="Table1.D3" office:value-type="string">
            <text:p text:style-name="P12">………………………..…..</text:p>
          </table:table-cell>
        </table:table-row>
        <table:table-row table:style-name="Table1.1">
          <table:table-cell table:style-name="Table1.A2" office:value-type="string">
            <text:p text:style-name="P24">➌</text:p>
          </table:table-cell>
          <table:table-cell table:style-name="Table1.B3" office:value-type="string">
            <text:p text:style-name="P12">…..</text:p>
          </table:table-cell>
          <table:table-cell table:style-name="Table1.C3" office:value-type="string">
            <text:p text:style-name="P12">…..</text:p>
          </table:table-cell>
          <table:table-cell table:style-name="Table1.D3" office:value-type="string">
            <text:p text:style-name="P12">………………………..…..</text:p>
          </table:table-cell>
        </table:table-row>
        <table:table-row table:style-name="Table1.1">
          <table:table-cell table:style-name="Table1.A2" office:value-type="string">
            <text:p text:style-name="P24">➍</text:p>
          </table:table-cell>
          <table:table-cell table:style-name="Table1.B3" office:value-type="string">
            <text:p text:style-name="P12">…..</text:p>
          </table:table-cell>
          <table:table-cell table:style-name="Table1.C3" office:value-type="string">
            <text:p text:style-name="P12">…..</text:p>
          </table:table-cell>
          <table:table-cell table:style-name="Table1.D3" office:value-type="string">
            <text:p text:style-name="P12">………………………..…..</text:p>
          </table:table-cell>
        </table:table-row>
        <table:table-row table:style-name="Table1.1">
          <table:table-cell table:style-name="Table1.A2" office:value-type="string">
            <text:p text:style-name="P24">➎</text:p>
          </table:table-cell>
          <table:table-cell table:style-name="Table1.B3" office:value-type="string">
            <text:p text:style-name="P12">…..</text:p>
          </table:table-cell>
          <table:table-cell table:style-name="Table1.C3" office:value-type="string">
            <text:p text:style-name="P12">…..</text:p>
          </table:table-cell>
          <table:table-cell table:style-name="Table1.D3" office:value-type="string">
            <text:p text:style-name="P12">………………………..…..</text:p>
          </table:table-cell>
        </table:table-row>
        <table:table-row table:style-name="Table1.1">
          <table:table-cell table:style-name="Table1.A2" office:value-type="string">
            <text:p text:style-name="P24">➏</text:p>
          </table:table-cell>
          <table:table-cell table:style-name="Table1.B7" office:value-type="string">
            <text:p text:style-name="P12">…..</text:p>
          </table:table-cell>
          <table:table-cell table:style-name="Table1.C7" office:value-type="string">
            <text:p text:style-name="P12">…..</text:p>
          </table:table-cell>
          <table:table-cell table:style-name="Table1.D7" office:value-type="string">
            <text:p text:style-name="P12">………………………..…..</text:p>
          </table:table-cell>
        </table:table-row>
      </table:table>
      <text:list xml:id="list64704729037147" text:continue-numbering="true" text:style-name="_5f_Numérotation_20_des_20_exercices_20_livrets">
        <text:list-item>
          <text:h text:style-name="P31" text:outline-level="1"><text:span text:style-name="_5f_livret">Observe attentivement la figure </text:span><text:span text:style-name="_5f_livret"><text:span text:style-name="T34">ci-contre</text:span></text:span><text:span text:style-name="_5f_livret"> puis écris toutes les égalités d'angles codées.</text:span></text:h>
          <text:list>
            <text:list-item text:start-value="1">
              <text:p text:style-name="P27"><text:span text:style-name="_5f_pointillés_20_gris"><draw:frame draw:style-name="fr1" draw:name="Objet37" text:anchor-type="as-char" svg:y="-0.381cm" svg:width="1.034cm" svg:height="0.473cm" draw:z-index="20"><draw:object xlink:href="./Object 1" xlink:type="simple" xlink:show="embed" xlink:actuate="onLoad"/><draw:image xlink:href="./ObjectReplacements/Object 1" xlink:type="simple" xlink:show="embed" xlink:actuate="onLoad"/><svg:desc>formule</svg:desc></draw:frame></text:span><text:span text:style-name="_5f_pointillés_20_gris"><text:span text:style-name="T6"><text:s/></text:span></text:span><text:span text:style-name="_5f_pointillés_20_gris"><text:span text:style-name="T20">= </text:span></text:span><text:span text:style-name="_5f_pointillés_20_gris"><text:span text:style-name="T33">……….</text:span></text:span></text:p>
            </text:list-item>
            <text:list-item>
              <text:p text:style-name="P27"><text:span text:style-name="_5f_pointillés_20_gris"><text:span text:style-name="T33">……….</text:span></text:span><text:span text:style-name="_5f_pointillés_20_gris"><text:span text:style-name="T20">= </text:span></text:span><text:span text:style-name="_5f_pointillés_20_gris"><text:span text:style-name="T33">……….</text:span></text:span></text:p>
            </text:list-item>
            <text:list-item>
              <text:p text:style-name="P27"><text:span text:style-name="_5f_pointillés_20_gris"><text:span text:style-name="T33">……….</text:span></text:span><text:span text:style-name="_5f_pointillés_20_gris"><text:span text:style-name="T20">= </text:span></text:span><text:span text:style-name="_5f_pointillés_20_gris"><text:span text:style-name="T33">……….</text:span></text:span><text:span text:style-name="_5f_pointillés_20_gris"><text:span text:style-name="T20">= </text:span></text:span><text:span text:style-name="_5f_pointillés_20_gris"><text:span text:style-name="T33">……….</text:span></text:span></text:p>
            </text:list-item>
          </text:list>
        </text:list-item>
      </text:list>
      <text:p text:style-name="P26"><draw:g text:anchor-type="char" draw:z-index="21" draw:name="Shape9_1" draw:style-name="gr1"><draw:line draw:style-name="gr2" draw:text-style-name="P32" svg:x1="1.09cm" svg:y1="3.553cm" svg:x2="6.155cm" svg:y2="1.018cm"><text:p/></draw:line><draw:line draw:style-name="gr2" draw:text-style-name="P32" svg:x1="2.043cm" svg:y1="4.818cm" svg:x2="7.348cm" svg:y2="2.16cm"><text:p/></draw:line><draw:line draw:style-name="gr2" draw:text-style-name="P32" svg:x1="0.845cm" svg:y1="2.515cm" svg:x2="5.308cm" svg:y2="4.94cm"><text:p/></draw:line><draw:line draw:style-name="gr2" draw:text-style-name="P32" svg:x1="2.949cm" svg:y1="1.284cm" svg:x2="8.121cm" svg:y2="4.094cm"><text:p/></draw:line><draw:line draw:style-name="gr2" draw:text-style-name="P32" svg:x1="2.658cm" svg:y1="1.402cm" svg:x2="3.551cm" svg:y2="5.27cm"><text:p/></draw:line><draw:frame draw:style-name="gr3" draw:text-style-name="P34" svg:width="0.355cm" svg:height="0.597cm" svg:x="2.373cm" svg:y="2.111cm"><draw:text-box><text:p text:style-name="P33"><text:span text:style-name="T35">A</text:span></text:p></draw:text-box></draw:frame><draw:frame draw:style-name="gr4" draw:text-style-name="P34" svg:width="0.362cm" svg:height="0.597cm" svg:x="5.761cm" svg:y="2.965cm"><draw:text-box><text:p text:style-name="P33"><text:span text:style-name="T35">C</text:span></text:p></draw:text-box></draw:frame><draw:frame draw:style-name="gr5" draw:text-style-name="P34" svg:width="0.327cm" svg:height="0.599cm" svg:x="3.558cm" svg:y="3.275cm"><draw:text-box><text:p text:style-name="P33"><text:span text:style-name="T35">E</text:span></text:p></draw:text-box></draw:frame><draw:frame draw:style-name="gr6" draw:text-style-name="P34" svg:width="0.299cm" svg:height="0.597cm" svg:x="3.02cm" svg:y="4.297cm"><draw:text-box><text:p text:style-name="P33"><text:span text:style-name="T35">F</text:span></text:p></draw:text-box></draw:frame><draw:frame draw:style-name="gr7" draw:text-style-name="P35" svg:width="0.278cm" svg:height="0.706cm" svg:x="0.57cm" svg:y="1.894cm"><draw:text-box><text:p text:style-name="P33"><text:span text:style-name="T36">y</text:span></text:p></draw:text-box></draw:frame><draw:frame draw:style-name="gr8" draw:text-style-name="P35" svg:width="0.242cm" svg:height="0.708cm" svg:x="2.383cm" svg:y="1.231cm"><draw:text-box><text:p text:style-name="P33"><text:span text:style-name="T36">z</text:span></text:p></draw:text-box></draw:frame><draw:frame draw:style-name="gr9" draw:text-style-name="P35" svg:width="0.278cm" svg:height="0.708cm" svg:x="0.729cm" svg:y="3.309cm"><draw:text-box><text:p text:style-name="P33"><text:span text:style-name="T36">x</text:span></text:p></draw:text-box></draw:frame><draw:frame draw:style-name="gr10" draw:text-style-name="P35" svg:width="0.242cm" svg:height="0.708cm" svg:x="1.72cm" svg:y="4.471cm"><draw:text-box><text:p text:style-name="P33"><text:span text:style-name="T36">r</text:span></text:p></draw:text-box></draw:frame><draw:frame draw:style-name="gr11" draw:text-style-name="P35" svg:width="0.311cm" svg:height="0.708cm" svg:x="7.423cm" svg:y="1.776cm"><draw:text-box><text:p text:style-name="P33"><text:span text:style-name="T36">n</text:span></text:p></draw:text-box></draw:frame><draw:frame draw:style-name="gr12" draw:text-style-name="P35" svg:width="0.242cm" svg:height="0.706cm" svg:x="3.272cm" svg:y="5.087cm"><draw:text-box><text:p text:style-name="P33"><text:span text:style-name="T36">s</text:span></text:p></draw:text-box></draw:frame><draw:frame draw:style-name="gr13" draw:text-style-name="P35" svg:width="0.311cm" svg:height="0.706cm" svg:x="8.171cm" svg:y="3.812cm"><draw:text-box><text:p text:style-name="P33"><text:span text:style-name="T36">p</text:span></text:p></draw:text-box></draw:frame><draw:frame draw:style-name="gr14" draw:text-style-name="P35" svg:width="0.177cm" svg:height="0.706cm" svg:x="2.688cm" svg:y="0.617cm"><draw:text-box><text:p text:style-name="P33"><text:span text:style-name="T36">t</text:span></text:p></draw:text-box></draw:frame><draw:frame draw:style-name="gr15" draw:text-style-name="P34" svg:width="0.389cm" svg:height="0.597cm" svg:x="1.78cm" svg:y="3.182cm"><draw:text-box><text:p text:style-name="P33"><text:span text:style-name="T35">H</text:span></text:p></draw:text-box></draw:frame><draw:custom-shape draw:style-name="gr16" draw:text-style-name="P36" svg:width="0.893cm" svg:height="0.893cm" draw:transform="skewX (-0.00593411945678072) rotate (1.5397294661094) translate (1.47990277777778cm 3.54894444444444cm)"><text:p/><draw:enhanced-geometry svg:viewBox="0 0 21600 21600" draw:mirror-horizontal="false" draw:mirror-vertical="false" draw:type="block-arc" draw:modifiers="-118.782945111227 10800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g draw:style-name="gr17"><draw:custom-shape draw:style-name="gr18" draw:text-style-name="P37" svg:width="0.895cm" svg:height="0.897cm" draw:transform="rotate (-1.62472700068152) translate (4.70252777777778cm 1.55045833333333cm)"><text:p/><draw:enhanced-geometry svg:viewBox="0 0 21600 21600" draw:mirror-horizontal="false" draw:mirror-vertical="false" draw:type="block-arc" draw:modifiers="-117.061476641039 10800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custom-shape draw:style-name="gr19" draw:text-style-name="P38" svg:width="0.075cm" svg:height="0.077cm" svg:x="4.636cm" svg:y="1.958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/draw:g><draw:g draw:style-name="gr17"><draw:custom-shape draw:style-name="gr20" draw:text-style-name="P37" svg:width="0.623cm" svg:height="0.622cm" draw:transform="skewX (-0.00279252680319105) rotate (-1.98077416808837) translate (3.683cm 4.02343055555556cm)"><text:p/><draw:enhanced-geometry svg:viewBox="0 0 21600 21600" draw:type="block-arc" draw:modifiers="-138.131007748104 10800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line draw:style-name="gr21" draw:text-style-name="P37" svg:x1="3.512cm" svg:y1="4.29cm" svg:x2="3.576cm" svg:y2="4.413cm"><text:p/></draw:line></draw:g><draw:g draw:style-name="gr17"><draw:custom-shape draw:style-name="gr22" draw:text-style-name="P37" svg:width="0.627cm" svg:height="0.625cm" draw:transform="skewX (0.00279252680319092) rotate (-1.98077416808837) translate (3.33198611111111cm 2.46591666666667cm)"><text:p/><draw:enhanced-geometry svg:viewBox="0 0 21600 21600" draw:type="block-arc" draw:modifiers="-138.131007748104 10800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line draw:style-name="gr23" draw:text-style-name="P37" svg:x1="3.155cm" svg:y1="2.729cm" svg:x2="3.219cm" svg:y2="2.849cm"><text:p/></draw:line></draw:g><draw:g draw:style-name="gr17"><draw:custom-shape draw:style-name="gr24" draw:text-style-name="P37" svg:width="0.897cm" svg:height="0.899cm" draw:transform="skewX (-0.00401425727958696) rotate (-1.62472700068152) translate (6.37822222222222cm 2.44298611111111cm)"><text:p/><draw:enhanced-geometry svg:viewBox="0 0 21600 21600" draw:mirror-horizontal="false" draw:mirror-vertical="false" draw:type="block-arc" draw:modifiers="-117.061476641039 10800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custom-shape draw:style-name="gr25" draw:text-style-name="P38" svg:width="0.075cm" svg:height="0.078cm" svg:x="6.313cm" svg:y="2.852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/draw:g><draw:custom-shape draw:style-name="gr26" draw:text-style-name="P36" svg:width="1.061cm" svg:height="1.059cm" draw:transform="skewX (-0.00174532925199434) rotate (1.5397294661094) translate (1.397cm 3.63008333333333cm)"><text:p/><draw:enhanced-geometry svg:viewBox="0 0 21600 21600" draw:mirror-horizontal="false" draw:mirror-vertical="false" draw:type="block-arc" draw:modifiers="-118.782945111227 10800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custom-shape draw:style-name="gr27" draw:text-style-name="P36" svg:width="1.056cm" svg:height="1.064cm" draw:transform="rotate (-1.58336269740926) translate (2.4765cm 2.59820833333333cm)"><text:p/><draw:enhanced-geometry svg:viewBox="0 0 21600 21600" draw:mirror-horizontal="false" draw:mirror-vertical="false" draw:type="block-arc" draw:modifiers="-115.564048394438 10800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custom-shape draw:style-name="gr28" draw:text-style-name="P36" svg:width="0.888cm" svg:height="0.895cm" draw:transform="rotate (-1.58336269740926) translate (2.38477777777778cm 2.682875cm)"><text:p/><draw:enhanced-geometry svg:viewBox="0 0 21600 21600" draw:mirror-horizontal="false" draw:mirror-vertical="false" draw:type="block-arc" draw:modifiers="-115.564048394438 10800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custom-shape draw:style-name="gr29" draw:text-style-name="P36" svg:width="1.052cm" svg:height="1.064cm" draw:transform="skewX (0.00331612557878923) rotate (-1.58336269740926) translate (4.13455555555556cm 3.51543055555556cm)"><text:p/><draw:enhanced-geometry svg:viewBox="0 0 21600 21600" draw:mirror-horizontal="false" draw:mirror-vertical="false" draw:type="block-arc" draw:modifiers="-115.564048394438 10800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custom-shape draw:style-name="gr30" draw:text-style-name="P36" svg:width="0.888cm" svg:height="0.892cm" draw:transform="rotate (-1.58336269740926) translate (4.04636111111111cm 3.59304166666667cm)"><text:p/><draw:enhanced-geometry svg:viewBox="0 0 21600 21600" draw:mirror-horizontal="false" draw:mirror-vertical="false" draw:type="block-arc" draw:modifiers="-115.564048394438 10800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frame draw:style-name="gr31" draw:text-style-name="P35" svg:width="0.313cm" svg:height="0.706cm" svg:x="5.311cm" svg:y="4.526cm"><draw:text-box><text:p text:style-name="P33"><text:span text:style-name="T36">q</text:span></text:p></draw:text-box></draw:frame><draw:frame draw:style-name="gr32" draw:text-style-name="P34" svg:width="0.354cm" svg:height="0.597cm" svg:x="4.066cm" svg:y="1.286cm"><draw:text-box><text:p text:style-name="P33"><text:span text:style-name="T35">B</text:span></text:p></draw:text-box></draw:frame><draw:frame draw:style-name="gr33" draw:text-style-name="P35" svg:width="0.447cm" svg:height="0.706cm" svg:x="6.262cm" svg:y="0.492cm"><draw:text-box><text:p text:style-name="P33"><text:span text:style-name="T36">m</text:span></text:p></draw:text-box></draw:frame></draw:g><text:span text:style-name="_5f_pointillés_20_gris"/></text:p>
      <text:p text:style-name="P26"><text:span text:style-name="_5f_pointillés_20_gris"/></text:p>
      <text:p text:style-name="P26"><text:span text:style-name="_5f_pointillés_20_gris"/></text:p>
      <text:p text:style-name="P26"><text:span text:style-name="_5f_pointillés_20_gris"/></text:p>
      <text:p text:style-name="P26"><text:span text:style-name="_5f_pointillés_20_gris"/></text:p>
      <text:p text:style-name="P26"><text:span text:style-name="_5f_pointillés_20_gris"/></text:p>
      <text:p text:style-name="P26"><text:span text:style-name="_5f_pointillés_20_gris"/></text:p>
      <text:p text:style-name="P26"><text:span text:style-name="_5f_pointillés_20_gris"/></text:p>
      <text:p text:style-name="P26"><text:span text:style-name="_5f_pointillés_20_gris"/></text:p>
      <text:p text:style-name="P26"><text:span text:style-name="_5f_pointillés_20_gris"/></text:p>
      <text:p text:style-name="P26"><text:span text:style-name="_5f_pointillés_20_gris"/></text:p>
      <text:list xml:id="list64705450373200" text:continue-numbering="true" text:style-name="_5f_Numérotation_20_des_20_exercices_20_livrets">
        <text:list-item>
          <text:list>
            <text:list-header>
              <text:p text:style-name="P21"><text:span text:style-name="_5f_pointillés_20_gris"/></text:p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 PL KaitiM GB" svg:font-family="'AR PL KaitiM GB'" style:font-family-generic="system" style:font-pitch="variable"/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Bold Oblique" style:font-family-generic="swiss" style:font-pitch="variable"/>
    <style:font-face style:name="Bitstream Vera Sans2" svg:font-family="'Bitstream Vera Sans'" style:font-adornments="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4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family-generic="roman" style:font-pitch="variable"/>
    <style:font-face style:name="Lucida Sans2" svg:font-family="'Lucida Sans'" style:font-family-generic="system" style:font-pitch="variable"/>
    <style:font-face style:name="MS Mincho" svg:font-family="'MS Mincho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pitch="variable" style:font-charset="x-symbol"/>
    <style:font-face style:name="OpenSymbol1" svg:font-family="OpenSymbol" style:font-adornments="Regular" style:font-pitch="variable" style:font-charset="x-symbol"/>
    <style:font-face style:name="SimSun" svg:font-family="SimSun" style:font-pitch="variable"/>
    <style:font-face style:name="SimSun1" svg:font-family="SimSun" style:font-family-generic="roman" style:font-pitch="variable"/>
    <style:font-face style:name="SimSun2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Italique" style:font-family-generic="roman" style:font-pitch="variable"/>
    <style:font-face style:name="Times New Roman4" svg:font-family="'Times New Roman'" style:font-adornments="Normal" style:font-family-generic="roman" style:font-pitch="variable"/>
    <style:font-face style:name="Times New Roman5" svg:font-family="'Times New Roman'" style:font-adornments="Regular" style:font-family-generic="roman" style:font-pitch="variable"/>
  </office:font-face-decls>
  <office:styles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2" style:font-size-asian="12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2" style:font-size-asian="12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4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4" fo:font-family="'Bitstream Vera Sans'" style:font-style-name="Roman" style:font-family-generic="swiss" style:font-pitch="variable" fo:font-size="9pt"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/>
    <style:style style:name="Table_20_index_20_1" style:display-name="Table index 1" style:family="paragraph" style:parent-style-name="Index" style:class="index"/>
    <style:style style:name="Illustration_20_Index_20_1" style:display-name="Illustration Index 1" style:family="paragraph" style:parent-style-name="Index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Index_20_Heading" style:display-name="Index Heading" style:family="paragraph" style:parent-style-name="Heading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/>
    <style:style style:name="Numbering_20_1_20_Start" style:display-name="Numbering 1 Start" style:family="paragraph" style:parent-style-name="List" style:class="list"/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Illustration_20_Index_20_Heading" style:display-name="Illustration Index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 style:writing-mode="lr-tb">
        <style:tab-stops>
          <style:tab-stop style:position="9.4cm" style:type="right" style:leader-style="dotted" style:leader-text="."/>
        </style:tab-stops>
      </style:paragraph-properties>
      <style:text-properties fo:color="#000000" loext:opacity="100%" style:font-name="Bitstream Vera Sans4" fo:font-family="'Bitstream Vera Sans'" style:font-style-name="Roman" style:font-family-generic="swiss" style:font-pitch="variable" fo:font-size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2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_5f_Paragraphe_20_livret_20_" style:display-name="_Paragraphe livret " style:family="paragraph" style:parent-style-name="_5f_Titre_20_d_27_exercices_20_livret_20_avec_20_num_20_exo" style:default-outline-level="" style:list-style-name="" style:master-page-name="">
      <style:paragraph-properties fo:margin-top="0.101cm" fo:margin-bottom="0.101cm" style:contextual-spacing="false" fo:text-align="start" style:justify-single-word="false" style:page-number="auto"/>
      <style:text-properties fo:color="#000000" loext:opacity="100%" fo:font-style="normal" fo:font-weight="normal"/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Titre_20_d_27_exercices_20_livret_20_avec_20_num_20_exo" style:display-name="_Titre d'exercices livret avec num exo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 style:writing-mode="lr-tb">
        <style:tab-stops/>
      </style:paragraph-properties>
      <style:text-properties fo:color="#b38d19" loext:opacity="100%" style:font-name="Bitstream Vera Sans3" fo:font-family="'Bitstream Vera Sans'" style:font-style-name="Oblique" style:font-family-generic="swiss" style:font-pitch="variable" fo:font-size="10pt" fo:font-style="normal" fo:font-weight="bold"/>
    </style:style>
    <style:style style:name="_5f_Consigne_20_d_27_exercice_20_livret" style:display-name="_Consigne d'exercice livret" style:family="paragraph" style:parent-style-name="_5f_Titre_20_d_27_exercices_20_livret_20_avec_20_num_20_exo">
      <style:text-properties style:use-window-font-color="true" loext:opacity="0%" fo:font-style="normal" fo:font-weight="normal"/>
    </style:style>
    <style:style style:name="_5f_Titre_20_d_27_exercices_20_livret_20_sans_20_titre_20_avec_20_num_20_exo" style:display-name="_Titre d'exercices livret sans titre avec num exo" style:family="paragraph" style:parent-style-name="_5f_Titre_20_d_27_exercices_20_livret_20_avec_20_num_20_exo">
      <style:text-properties fo:color="#000000" loext:opacity="100%" fo:font-style="normal" fo:font-weight="normal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4" fo:font-family="'Bitstream Vera Sans'" style:font-style-name="Roman" style:font-family-generic="swiss" style:font-pitch="variable" fo:font-size="11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Titre_20_grisé" style:display-name="_Titre grisé" style:family="paragraph" style:parent-style-name="Heading" style:class="text" style:master-page-name="">
      <style:paragraph-properties fo:margin-top="0.499cm" fo:margin-bottom="0.4cm" style:contextual-spacing="false" style:page-number="auto"/>
    </style:style>
    <style:style style:name="_5f_Paragraphe_20_énoncé_20_après_20_numéro_20_question" style:display-name="_Paragraphe énoncé après numéro question" style:family="paragraph" style:parent-style-name="Standard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_5f_Header_20_page_20_paire_20__28_G_29_" style:display-name="_Header page paire (G)" style:family="paragraph" style:parent-style-name="Header" style:master-page-name="">
      <loext:graphic-properties draw:fill="none" draw:fill-color="#ffe5b2"/>
      <style:paragraph-properties fo:text-align="center" style:justify-single-word="false" style:page-number="auto" fo:background-color="transparent" fo:padding="0.019cm" fo:border="none" style:shadow="none" style:join-border="false"/>
      <style:text-properties fo:font-variant="small-caps" fo:color="#7fb241" loext:opacity="100%" style:font-name="Bitstream Vera Sans1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re_20_fiche_20__20_livret" style:display-name="_paragraphre fiche  livret" style:family="paragraph" style:parent-style-name="_5f_Titre_20_d_27_exercices_20_livret_20_avec_20_num_20_exo" style:master-page-name="">
      <loext:graphic-properties draw:fill="none" draw:fill-color="#99ccff"/>
      <style:paragraph-properties fo:margin-top="0.199cm" fo:margin-bottom="0.199cm" style:contextual-spacing="false" style:page-number="auto" fo:background-color="transparent">
        <style:tab-stops/>
      </style:paragraph-properties>
      <style:text-properties fo:font-style="normal"/>
    </style:style>
    <style:style style:name="_5f_paragraphe_20_réponse_20_élève_20_livret" style:display-name="_paragraphe réponse élève livret" style:family="paragraph" style:parent-style-name="_5f_Titre_20_d_27_exercices_20_livret_20_avec_20_num_20_exo" style:master-page-name="">
      <style:paragraph-properties fo:margin-top="0cm" fo:margin-bottom="0cm" style:contextual-spacing="false" style:line-height-at-least="0.6cm" style:page-number="auto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programme" style:family="paragraph" style:parent-style-name="_5f_Paragraphe_20_livret_20_réponse_20_élève" style:list-style-name="Num_5f_Exo">
      <loext:graphic-properties draw:fill="solid" draw:fill-color="#fcf7ed" draw:opacity="100%" draw:fill-image-width="0cm" draw:fill-image-height="0cm"/>
      <style:paragraph-properties fo:margin-top="0cm" fo:margin-bottom="0cm" style:contextual-spacing="false" fo:line-height="100%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_5f_Header_20_page_20_impaire_20__28_D_29_" style:display-name="_Header page impaire (D)" style:family="paragraph" style:parent-style-name="Header">
      <style:paragraph-properties fo:text-align="center" style:justify-single-word="false"/>
      <style:text-properties fo:font-variant="small-caps" fo:color="#7fb241" loext:opacity="100%" fo:font-size="16pt" fo:font-weight="bold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808080" loext:opacity="100%" style:font-name="Bitstream Vera Sans" fo:font-family="'Bitstream Vera Sans'" style:font-family-generic="swiss" style:font-pitch="variable" fo:font-size="11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Paragraphe_20_énoncé_20_après_20_numéro_20_question_20_abc" style:display-name="_Paragraphe énoncé après numéro question abc" style:family="paragraph" style:parent-style-name="_5f_Paragraphe_20_énoncé_20_après_20_numéro_20_question"/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Numéros_20_exercices_20_livret" style:display-name="_Numéros exercices livret" style:family="text">
      <style:text-properties fo:color="#ffffff" loext:opacity="100%" style:font-name="Bitstream Vera Sans2" fo:font-family="'Bitstream Vera Sans'" style:font-style-name="Gras" style:font-family-generic="swiss" style:font-pitch="variable" fo:font-size="10pt" fo:font-style="normal" fo:font-weight="bold" fo:background-color="#e8c32a" loext:shadow="#b38d19 -0.101cm -0.101cm"/>
    </style:style>
    <style:style style:name="_5f_Numéros_20_second_20_exercice_20_livret" style:display-name="_Numéros second exercice livret" style:family="text" style:parent-style-name="_5f_Numéros_20_exercices_20_livret">
      <style:text-properties fo:color="#b38d19" loext:opacity="100%" fo:font-style="normal" fo:font-weight="bold" fo:background-color="transparent" loext:shadow="none"/>
    </style:style>
    <style:style style:name="_5f_opensymbol" style:display-name="_opensymbol" style:family="text">
      <style:text-properties style:font-name="OpenSymbol" fo:font-family="OpenSymbol" style:font-pitch="variable" style:font-charset="x-symbol" fo:font-size="10pt" fo:font-style="normal"/>
    </style:style>
    <style:style style:name="_5f_livret" style:display-name="_livret" style:family="text">
      <style:text-properties style:font-name="Bitstream Vera Sans3" fo:font-family="'Bitstream Vera Sans'" style:font-style-name="Oblique" style:font-family-generic="swiss" style:font-pitch="variable" fo:font-size="10pt" fo:font-style="normal"/>
    </style:style>
    <style:style style:name="_5f_livret_5f_Math_5f_droit" style:display-name="_livret_Math_droit" style:family="text" style:parent-style-name="_5f_livret">
      <style:text-properties style:font-name="Times New Roman5" fo:font-family="'Times New Roman'" style:font-style-name="Regular" style:font-family-generic="roman" style:font-pitch="variable" fo:font-size="11pt"/>
    </style:style>
    <style:style style:name="_5f_livret_5f_Math_5f_italique" style:display-name="_livret_Math_italique" style:family="text" style:parent-style-name="_5f_livret">
      <style:text-properties style:font-name="Times New Roman3" fo:font-family="'Times New Roman'" style:font-style-name="Italique" style:font-family-generic="roman" style:font-pitch="variable" fo:font-size="11pt" fo:font-style="italic"/>
    </style:style>
    <style:style style:name="_5f_pointillés_20_gris" style:display-name="_pointillés gris" style:family="text">
      <style:text-properties fo:color="#b2b2b2" loext:opacity="100%" style:font-name="Bitstream Vera Sans3" fo:font-family="'Bitstream Vera Sans'" style:font-style-name="Oblique" style:font-family-generic="swiss" style:font-pitch="variable" fo:font-size="10pt" fo:font-style="normal" fo:background-color="transparent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lio" style:family="graphic" style:parent-style-name="Frame">
      <style:graphic-properties svg:width="0.34cm" fo:min-height="0.34cm" text:anchor-type="paragraph" svg:x="15.901cm" svg:y="23.58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draw:opacity="0%" fo:padding="0cm" fo:border="none" style:shadow="none" draw:shadow-opacity="100%"/>
    </style:style>
    <style:style style:name="formule0" style:family="graphic" style:parent-style-name="Formula">
      <style:graphic-properties svg:width="0.691cm" svg:height="0.81cm" text:anchor-type="as-char" svg:x="0cm" svg:y="-0.513cm" fo:margin-left="0cm" fo:margin-right="0.101cm" style:vertical-pos="middle" style:vertical-rel="text" style:horizontal-pos="from-left" style:horizontal-rel="paragraph-content" fo:background-color="transparent" draw:fill="none" draw:fill-color="#729fcf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_5f_Exo" style:display-name="Num_Exo" text:consecutive-numbering="true">
      <text:list-level-style-number text:level="1" text:style-name="_5f_Numéros_20_exercices_20_livret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_20_livrets" style:display-name="_Numérotation des exercices livrets">
      <text:list-level-style-number text:level="1" text:style-name="_5f_Numéros_20_exercices_20_livret" loext:num-list-format="  %1% " style:num-prefix="  " style:num-suffix=" " style:num-format="1">
        <style:list-level-properties text:min-label-distance="0.199cm"/>
      </text:list-level-style-number>
      <text:list-level-style-number text:level="2" text:style-name="_5f_Numéros_20_second_20_exercice_20_livret" loext:num-list-format="%2%." style:num-suffix="." style:num-format="a">
        <style:list-level-properties text:min-label-distance="0.15cm" fo:text-align="end"/>
      </text:list-level-style-number>
      <text:list-level-style-bullet text:level="3" text:style-name="Character_5f_20_5f_style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9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s_20_exercices_20_livrets_20_bis" style:display-name="_Numérotation des exercices livrets bis">
      <text:list-level-style-number text:level="1" text:style-name="_5f_Numéros_20_exercices_20_livret" loext:num-list-format=" %1% " style:num-prefix=" " style:num-suffix=" " style:num-format="1" text:start-value="2">
        <style:list-level-properties text:min-label-distance="0.25cm" fo:text-align="center"/>
      </text:list-level-style-number>
      <text:list-level-style-number text:level="2" text:style-name="_5f_Numéros_20_second_20_exercice_20_livret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solid" draw:fill-color="#7fb241"/>
    </style:style>
    <style:style style:name="MP2" style:family="paragraph">
      <style:paragraph-properties fo:text-align="center"/>
    </style:style>
    <style:style style:name="MP3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Bitstream Vera Sans" fo:font-size="16pt" fo:font-weight="bold" style:font-size-asian="16pt" style:font-weight-asian="bold" style:font-size-complex="16pt" style:font-weight-complex="bold"/>
    </style:style>
    <style:style style:name="MP4" style:family="paragraph">
      <loext:graphic-properties draw:fill-color="#2a6099"/>
      <style:paragraph-properties fo:text-align="center"/>
    </style:style>
    <style:style style:name="MP5" style:family="paragraph" style:parent-style-name="_5f_Footer_20_page_20_paire_20__28_G_29_">
      <style:text-properties officeooo:paragraph-rsid="02cdb06c"/>
    </style:style>
    <style:style style:name="MP6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4" fo:font-size="11pt" fo:font-style="normal" fo:font-weight="bold" officeooo:rsid="01f05ba6" officeooo:paragraph-rsid="02f108f7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7" style:family="paragraph" style:parent-style-name="_5f_Header_20_page_20_paire_20__28_G_29_">
      <style:text-properties fo:font-variant="small-caps" fo:color="#2a6099" loext:opacity="100%" style:font-name="Bitstream Vera Sans1" fo:font-size="16pt" fo:font-style="normal" fo:text-shadow="none" fo:font-weight="bold" officeooo:rsid="01f05ba6" officeooo:paragraph-rsid="02fa05b4"/>
    </style:style>
    <style:style style:name="MP8" style:family="paragraph">
      <loext:graphic-properties draw:fill="solid" draw:fill-color="#2a6099"/>
    </style:style>
    <style:style style:name="MP9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4" fo:font-size="11pt" fo:font-style="normal" fo:font-weight="bold" officeooo:rsid="01f06956" officeooo:paragraph-rsid="02f201d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0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1" style:family="text">
      <style:text-properties fo:color="#ffffff" loext:opacity="100%" style:font-name="Bitstream Vera Sans" fo:font-size="16pt" fo:font-weight="bold" style:font-size-asian="16pt" style:font-weight-asian="bold" style:font-size-complex="16pt" style:font-weight-complex="bold"/>
    </style:style>
    <style:style style:name="Mgr1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8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none" svg:stroke-color="#000000" draw:fill="none" draw:fill-color="#ffffff" fo:min-height="0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draw:stroke="none" draw:fill="solid" draw:fill-color="#2a6099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svg:stroke-color="#000000" draw:fill="none" draw:fill-color="#ffffff" fo:min-height="1.3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7" style:family="graphic">
      <style:graphic-properties svg:stroke-width="0.06cm" svg:stroke-color="#2a6099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3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8" draw:style-name="Mdp2"/>
    <style:master-page style:name="Landscape" style:page-layout-name="Mpm9" draw:style-name="Mdp2"/>
    <style:master-page style:name="_5f_Fiche_20_éditeur_20__28_une_20_colonne_29__20_impaire_20__28_D_29_" style:display-name="_Fiche éditeur (une colonne) impaire (D)" style:page-layout-name="Mpm10" draw:style-name="Mdp2">
      <style:header>
        <text:p text:style-name="_5f_Header_20_page_20_impaire_20__28_D_29_"><draw:path text:anchor-type="paragraph" draw:z-index="14" draw:name="Shape1_5" draw:style-name="Mgr1" draw:text-style-name="MP1" svg:width="4.329cm" svg:height="2.24cm" svg:x="-2.799cm" svg:y="-0.8cm" svg:viewBox="0 0 4330 2241" svg:d="M0 2241l3984-288c209-15 363-168 345-342l-170-1611h-4159z"><text:p/></draw:path><draw:frame text:anchor-type="paragraph" draw:z-index="15" draw:name="Shape2_2" draw:style-name="Mgr2" draw:text-style-name="MP3" svg:width="2.435cm" svg:height="0.839cm" draw:transform="rotate (0.0877900613753148) translate (-0.34925cm 0.506236111111111cm)"><draw:text-box><text:p text:style-name="MP2"><text:span text:style-name="MT1">Série 1</text:span></text:p></draw:text-box></draw:frame><draw:line text:anchor-type="paragraph" draw:z-index="16" draw:name="Shape3_2" draw:style-name="Mgr3" draw:text-style-name="MP4" svg:x1="16.572cm" svg:y1="0.36cm" svg:x2="20.495cm" svg:y2="0.344cm"><text:p/></draw:line>Angles : Comprendre la notion d’angle </text:p>
      </style:header>
      <style:footer>
        <text:h text:style-name="MP5" text:outline-level="1">Angles : Comprendre la notion d’angle</text:h>
      </style:footer>
    </style:master-page>
    <style:master-page style:name="_5f_Fiche_20_éditeur_20__28_une_20_colonne_29__20_paire_20__28_G_29_" style:display-name="_Fiche éditeur (une colonne) paire (G)" style:page-layout-name="Mpm11" draw:style-name="Mdp2" style:next-style-name="_5f_Fiche_20_éditeur_20__28_une_20_colonne_29__20_impaire_20__28_D_29_">
      <style:header>
        <text:p text:style-name="_5f_Header_20_page_20_paire_20__28_G_29_"><draw:path text:anchor-type="paragraph" draw:z-index="11" draw:name="Shape1_1" draw:style-name="Mgr1" draw:text-style-name="MP1" svg:width="4.329cm" svg:height="2.24cm" svg:x="-1.499cm" svg:y="-1.198cm" svg:viewBox="0 0 4330 2241" svg:d="M0 2241l3984-288c209-15 363-168 345-342l-170-1611h-4159z"><text:p/></draw:path><draw:frame text:anchor-type="paragraph" draw:z-index="12" draw:name="Shape2_3" draw:style-name="Mgr4" draw:text-style-name="MP3" svg:width="3.857cm" svg:height="0.798cm" draw:transform="rotate (0.0872664625997165) translate (-1.18004166666667cm 0.647347222222222cm)"><draw:text-box><text:p text:style-name="MP2"><text:span text:style-name="MT1">Série 1</text:span></text:p></draw:text-box></draw:frame><draw:line text:anchor-type="paragraph" draw:z-index="13" draw:name="Shape3_3" draw:style-name="Mgr3" draw:text-style-name="MP4" svg:x1="16.572cm" svg:y1="0.36cm" svg:x2="20.495cm" svg:y2="0.344cm"><text:p/></draw:line>Angles : Comprendre la notion d’angle</text:p>
      </style:header>
      <style:footer>
        <text:h text:style-name="_5f_Footer_20_page_20_paire_20__28_G_29_" text:outline-level="1">Angles : Comprendre la notion d’angle</text:h>
      </style:footer>
    </style:master-page>
    <style:master-page style:name="_5f_Fiche_20_éditeur_20_page_20_paire_20__28_G_29_" style:display-name="_Fiche éditeur page paire (G)" style:page-layout-name="Mpm12" draw:style-name="Mdp2" style:next-style-name="_5f_Fiche_20_éditeur_20_page_20_impaire_20__28_D_29_">
      <style:header>
        <text:p text:style-name="_5f_Header_20_page_20_paire_20__28_G_29_"><draw:line text:anchor-type="paragraph" draw:z-index="10" draw:name="Shape3_0" draw:style-name="Mgr3" draw:text-style-name="MP4" svg:x1="15.61cm" svg:y1="0.374cm" svg:x2="20.494cm" svg:y2="0.344cm"><text:p/></draw:line>Comprendre la notion d’angle </text:p>
      </style:header>
      <style:footer>
        <text:h text:style-name="MP6" text:outline-level="1"/>
      </style:footer>
    </style:master-page>
    <style:master-page style:name="_5f_Fiche_20_éditeur_20_page_20_impaire_20__28_D_29_" style:display-name="_Fiche éditeur page impaire (D)" style:page-layout-name="Mpm13" draw:style-name="Mdp2" style:next-style-name="_5f_Fiche_20_éditeur_20_page_20_paire_20__28_G_29_">
      <style:header>
        <text:p text:style-name="MP7"><draw:path text:anchor-type="paragraph" draw:z-index="5" draw:name="Shape1_2" draw:style-name="Mgr5" draw:text-style-name="MP8" svg:width="4.329cm" svg:height="2.24cm" svg:x="-1.799cm" svg:y="-0.8cm" svg:viewBox="0 0 4330 2241" svg:d="M0 2241l3984-288c209-15 363-168 345-342l-170-1611h-4159z"><text:p/></draw:path><draw:frame text:anchor-type="paragraph" draw:z-index="6" draw:name="Shape2_1" draw:style-name="Mgr6" draw:text-style-name="MP3" svg:width="3.857cm" svg:height="1.329cm" draw:transform="rotate (0.0872664625997165) translate (-1.07773611111111cm 0.0176388888888889cm)"><draw:text-box><text:p text:style-name="MP2"><text:span text:style-name="MT1">Angles</text:span><text:span text:style-name="MT1"><text:line-break/></text:span><text:span text:style-name="MT1">Série 1</text:span></text:p></draw:text-box></draw:frame><draw:line text:anchor-type="paragraph" draw:z-index="7" draw:name="Shape3_1" draw:style-name="Mgr7" draw:text-style-name="MP4" svg:x1="16.572cm" svg:y1="0.36cm" svg:x2="20.495cm" svg:y2="0.344cm"><text:p/></draw:line>Angles : Comprendre la notion d’angle </text:p>
      </style:header>
      <style:footer>
        <text:h text:style-name="MP9" text:outline-level="1">Angles : Comprendre la notion d’angle</text:h>
      </style:footer>
      <style:footer-left>
        <text:p text:style-name="MP10">Série 2 :<text:tab/> <text:s text:c="87"/>Chapitre G? : ...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6-07T07:09:18.291093663</meta:creation-date>
    <meta:editing-duration>P3DT9H6M17S</meta:editing-duration>
    <meta:editing-cycles>390</meta:editing-cycles>
    <meta:generator>LibreOffice/7.4.3.2$Windows_X86_64 LibreOffice_project/1048a8393ae2eeec98dff31b5c133c5f1d08b890</meta:generator>
    <dc:date>2024-11-27T06:47:03.353000000</dc:date>
    <meta:document-statistic meta:table-count="1" meta:image-count="0" meta:object-count="1" meta:page-count="2" meta:paragraph-count="53" meta:word-count="163" meta:character-count="1181" meta:non-whitespace-character-count="946"/>
    <meta:template xlink:type="simple" xlink:actuate="onRequest" xlink:title="modele_cahier_6eme_Sesamath" xlink:href="../../../../../.config/libreoffice/4/user/template/modele_cahier_6eme_Sesamath.ott" meta:date="2020-10-20T16:19:16.435181319"/>
  </office:meta>
</office:document-meta>
</file>

<file path=Object 1/content.xml><?xml version="1.0" encoding="utf-8"?>
<math xmlns="http://www.w3.org/1998/Math/MathML" display="block">
  <semantics>
    <mover accent="true">
      <mrow>
        <mstyle mathsize="12pt">
          <mi>p</mi>
        </mstyle>
        <mtext>C</mtext>
        <mstyle mathsize="12pt">
          <mi>n</mi>
        </mstyle>
      </mrow>
      <mo stretchy="true">^</mo>
    </mover>
    <annotation encoding="StarMath 5.0"> widehat {size 12{p}"C"size 12{n}}</annotation>
  </semantics>
</math>
</file>